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990" officeooo:paragraph-rsid="00045990"/>
    </style:style>
    <style:style style:name="P2" style:family="paragraph" style:parent-style-name="Standard">
      <style:text-properties officeooo:rsid="0004ca61" officeooo:paragraph-rsid="00045990"/>
    </style:style>
    <style:style style:name="P3" style:family="paragraph" style:parent-style-name="Standard">
      <style:text-properties officeooo:rsid="0004ca61" officeooo:paragraph-rsid="0004ca61"/>
    </style:style>
    <style:style style:name="P4" style:family="paragraph" style:parent-style-name="Standard">
      <style:text-properties officeooo:rsid="00052604" officeooo:paragraph-rsid="00052604"/>
    </style:style>
    <style:style style:name="P5" style:family="paragraph" style:parent-style-name="Standard">
      <style:text-properties officeooo:rsid="000612e4" officeooo:paragraph-rsid="00052604"/>
    </style:style>
    <style:style style:name="P6" style:family="paragraph" style:parent-style-name="Standard">
      <style:text-properties officeooo:rsid="000612e4" officeooo:paragraph-rsid="000612e4"/>
    </style:style>
    <style:style style:name="P7" style:family="paragraph" style:parent-style-name="Standard">
      <style:text-properties officeooo:rsid="0007ff1a" officeooo:paragraph-rsid="000612e4"/>
    </style:style>
    <style:style style:name="P8" style:family="paragraph" style:parent-style-name="Standard">
      <style:text-properties officeooo:rsid="0007ff1a" officeooo:paragraph-rsid="0007ff1a"/>
    </style:style>
    <style:style style:name="P9" style:family="paragraph" style:parent-style-name="Standard">
      <style:text-properties officeooo:rsid="00082b8d" officeooo:paragraph-rsid="000612e4"/>
    </style:style>
    <style:style style:name="P10" style:family="paragraph" style:parent-style-name="Standard">
      <style:text-properties officeooo:rsid="00082b8d" officeooo:paragraph-rsid="00082b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5:11 (lunes) - 7:33 (2 h 22 min)&amp;&amp; Entre 2 h 40 min y 4 h (308 km)(Escuela Tcnica Superior de Arquitectura de Barcelona, 50009)</text:p>
      <text:p text:style-name="P10"/>
      <text:p text:style-name="P10">18:48 (domingo) - 6:31 (lunes) (11 h 43 min&amp;&amp; Entre 6 h 10 min y 7 h 50 min (651 km)(Escuela Tcnica Superior de Arquitectura de Barcelona, 45220)</text:p>
      <text:p text:style-name="P10"/>
      <text:p text:style-name="P10">Entre 1 h 10 min y 1 h 30 min (96,4 km&amp;&amp;Entre 1 h 10 min y 1 h 30 min (96,4 km(Escuela Tcnica Superior de Arquitectura de Barcelona, 8673)</text:p>
      <text:p text:style-name="P10"/>
      <text:p text:style-name="P10">20:13 (domingo) - 7:52 (lunes) (11 h 39 min)&amp;&amp; Entre 1 h 10 min y 1 h 40 min (112 km)(Escuela Tcnica Superior de Arquitectura de Barcelona, 43391)</text:p>
      <text:p text:style-name="P10"/>
      <text:p text:style-name="P10">20:13 (domingo) - 3:06 (lunes) (6 h 53 min)&amp;&amp;Entre 5 h 50 min y 7 h 30 min (640 km(Escuela Tcnica Superior de Arquitectura de Barcelona, 28692)</text:p>
      <text:p text:style-name="P10"/>
      <text:p text:style-name="P10">5:53 (lunes) - 7:43 (1 h 50 min)&amp;&amp; 30-45 min (33,2 km)</text:p>
      <text:p text:style-name="P10">por B-20 y C-32(Escuela Tcnica Superior de Arquitectura de Barcelona, 8338)</text:p>
      <text:p text:style-name="P10"/>
      <text:p text:style-name="P10">5:11 (lunes) - 7:44 (2 h 33 min)&amp;&amp; 30-45 min (45,7 km)</text:p>
      <text:p text:style-name="P10">por C-32(Escuela Tcnica Superior de Arquitectura de Barcelona, 8800)</text:p>
      <text:p text:style-name="P10"/>
      <text:p text:style-name="P10">5:02 (lunes) - 7:33 (2 h 31 min)&amp;&amp; Entre 45 min y 1 h (58,3 km)(Escuela Tcnica Superior de Arquitectura de Barcelona, 8788)</text:p>
      <text:p text:style-name="P10"/>
      <text:p text:style-name="P10"><text:s/>Entre 1 h 25 min y 2 h (143 km)&amp;&amp; Entre 1 h 25 min y 2 h (143 km)(Escuela Tcnica Superior de Arquitectura de Barcelona, 17469)</text:p>
      <text:p text:style-name="P10"/>
      <text:p text:style-name="P10">22:21 (domingo) - 0:14 (lunes) (1 h 53 min)&amp;&amp;22:21 (domingo) - 0:14 (lunes) (1 h 53 min)(Escuela Tcnica Superior de Arquitectura de Barcelona, 7250)</text:p>
      <text:p text:style-name="P10"/>
      <text:p text:style-name="P10">22:21 (domingo) - 0:14 (lunes) (1 h 53 min)&amp;&amp; Entre 1 h 25 min y 2 h (143 km)(Escuela Tcnica Superior de Arquitectura de Barcelona, 17740)</text:p>
      <text:p text:style-name="P10"/>
      <text:p text:style-name="P10">3:50 (lunes) - 7:07 (3 h 17 min)&amp;&amp;Entre 1 h 10 min y 1 h 30 min (83,0 km(Escuela Tcnica Superior de Arquitectura de Barcelona, 17406)</text:p>
      <text:p text:style-name="P10"/>
      <text:p text:style-name="P10">5:53 (lunes) - 7:42 (1 h 49 min)&amp;&amp; 26-45 min (29,6 km)</text:p>
      <text:p text:style-name="P10">por C-16(Escuela Tcnica Superior de Arquitectura de Barcelona, 8232)</text:p>
      <text:p text:style-name="P10"/>
      <text:p text:style-name="P10">7:01 (lunes) - 7:52 (51 min)&amp;&amp; 14-20 min (14,5 km)</text:p>
      <text:p text:style-name="P10">por B-20(Escuela Tcnica Superior de Arquitectura de Barcelona, 8840)</text:p>
      <text:p text:style-name="P10"/>
      <text:p text:style-name="P10">5:30 (lunes) - 7:51 (2 h 21 min)&amp;&amp; Entre 55 min y 1 h 15 min (75,1 km)(Escuela Tcnica Superior de Arquitectura de Barcelona, 8500)</text:p>
      <text:p text:style-name="P10"/>
      <text:p text:style-name="P10">4:50 (lunes) - 7:27 (2 h 37 min)&amp;&amp; 35-50 min (32,3 km)</text:p>
      <text:p text:style-name="P10">por B-20(Escuela Tcnica Superior de Arquitectura de Barcelona, 8188)</text:p>
      <text:p text:style-name="P10"/>
      <text:p text:style-name="P10">6:49 (lunes) - 7:50 (1 h 1 min)&amp;&amp; 35-45 min (29,0 km)</text:p>
      <text:p text:style-name="P10">por B-24(Escuela Tcnica Superior de Arquitectura de Barcelona, 8759)</text:p>
      <text:p text:style-name="P10"/>
      <text:p text:style-name="P10"><text:soft-page-break/>2:10 (lunes) - 7:04 (4 h 54 min)&amp;&amp; Entre 45 min y 1 h (60,5 km)(Escuela Tcnica Superior de Arquitectura de Barcelona, 8471)</text:p>
      <text:p text:style-name="P10"/>
      <text:p text:style-name="P10">16:47 (domingo) - 7:07 (lunes) (14 h 20 min&amp;&amp; Entre 5 h 30 min y 7 h (613 km)(Escuela Tcnica Superior de Arquitectura de Barcelona, 48510)</text:p>
      <text:p text:style-name="P10"/>
      <text:p text:style-name="P10"><text:s/>Entre 2 h y 2 h 40 min (176 km)&amp;&amp; Entre 2 h y 2 h 40 min (176 km)(Escuela Tcnica Superior de Arquitectura de Barcelona, 43500)</text:p>
      <text:p text:style-name="P10"/>
      <text:p text:style-name="P10">18:58 (domingo) - 23:21 (4 h 23 min)&amp;&amp; Entre 1 h 30 min y 2 h 10 min (141 km)(Escuela Tcnica Superior de Arquitectura de Barcelona, 17257)</text:p>
      <text:p text:style-name="P10"/>
      <text:p text:style-name="P10">6:54 (lunes) - 7:57 (1 h 3 min)&amp;&amp; 22-30 min (18,2 km)</text:p>
      <text:p text:style-name="P10">por B-23 y BV-2005(Escuela Tcnica Superior de Arquitectura de Barcelona, 8629)</text:p>
      <text:p text:style-name="P10"/>
      <text:p text:style-name="P10">19:32 (domingo) - 21:22 (1 h 50 min)&amp;&amp; 35-50 min (46,5 km)</text:p>
      <text:p text:style-name="P10">por B-23 y AP-7(Escuela Tcnica Superior de Arquitectura de Barcelona, 8775)</text:p>
      <text:p text:style-name="P10"/>
      <text:p text:style-name="P10">5:53 (lunes) - 7:45 (1 h 52 min)&amp;&amp; Entre 50 min y 1 h 10 min (78,9 km)(Escuela Tcnica Superior de Arquitectura de Barcelona, 43830)</text:p>
      <text:p text:style-name="P10"/>
      <text:p text:style-name="P10">18:06 (sábado) - 20:17 (domingo) (1 día 2 h&amp;&amp;4:50 (lunes) - 7:41 (2 h 51 min)(Escuela Tcnica Superior de Arquitectura de Barcelona, 44640)</text:p>
      <text:p text:style-name="P10"/>
      <text:p text:style-name="P10">4:50 (lunes) - 7:41 (2 h 51 min)&amp;&amp;Entre 1 h 5 min y 1 h 25 min (90,3 km(Escuela Tcnica Superior de Arquitectura de Barcelona, 8570)</text:p>
      <text:p text:style-name="P10"/>
      <text:p text:style-name="P10">4:50 (lunes) - 7:38 (2 h 48 min)&amp;&amp; Entre 55 min y 1 h 15 min (67,4 km)(Escuela Tcnica Superior de Arquitectura de Barcelona, 8551)</text:p>
      <text:p text:style-name="P10"/>
      <text:p text:style-name="P10">5:30 (lunes) - 7:12 (1 h 42 min)&amp;&amp; 26-40 min (23,3 km)</text:p>
      <text:p text:style-name="P10">por B-20(Escuela Tcnica Superior de Arquitectura de Barcelona, 8391)</text:p>
      <text:p text:style-name="P10"/>
      <text:p text:style-name="P10">5:59 (lunes) - 7:50 (1 h 51 min)&amp;&amp; 28-55 min (26,8 km)</text:p>
      <text:p text:style-name="P10">por C-16(Escuela Tcnica Superior de Arquitectura de Barcelona, 8221)</text:p>
      <text:p text:style-name="P10"/>
      <text:p text:style-name="P10">4:30 (lunes) - 7:41 (3 h 11 min)&amp;&amp; 35-50 min (30,5 km)</text:p>
      <text:p text:style-name="P10">por B-20(Escuela Tcnica Superior de Arquitectura de Barcelona, 8329)</text:p>
      <text:p text:style-name="P10"/>
      <text:p text:style-name="P10">18:48 (domingo) - 22:06 (3 h 18 min)&amp;&amp;Entre 1 h 5 min y 1 h 25 min (104 km(Escuela Tcnica Superior de Arquitectura de Barcelona, 25300)</text:p>
      <text:p text:style-name="P10"/>
      <text:p text:style-name="P10">5:53 (lunes) - 7:56 (2 h 3 min)&amp;&amp; Entre 1 h y 1 h 20 min (92,4 km)(Escuela Tcnica Superior de Arquitectura de Barcelona, 43003)</text:p>
      <text:p text:style-name="P10"/>
      <text:p text:style-name="P10"><text:s/>Entre 3 h 30 min y 4 h 40 min (351 km)&amp;&amp; Entre 3 h 30 min y 4 h 40 min (351 km)(Escuela Tcnica Superior de Arquitectura de Barcelona, 11380)</text:p>
      <text:p text:style-name="P10"/>
      <text:p text:style-name="P10"><text:s/>Entre 1 h y 1 h 15 min (72,0 km)&amp;&amp; Entre 1 h y 1 h 15 min (72,0 km)(Escuela Tcnica Superior de Arquitectura de Barcelona, 8552)</text:p>
      <text:p text:style-name="P10"/>
      <text:p text:style-name="P10"><text:soft-page-break/>18:16 (domingo) - 22:03 (3 h 47 min)&amp;&amp; Entre 55 min y 1 h 20 min (81,4 km)(Escuela Tcnica Superior de Arquitectura de Barcelona, 8260)</text:p>
      <text:p text:style-name="P10"/>
      <text:p text:style-name="P10">19:06 (domingo) - 21:10 (2 h 4 min)&amp;&amp; 30-45 min (36,1 km)</text:p>
      <text:p text:style-name="P10">por N-340(Escuela Tcnica Superior de Arquitectura de Barcelona, 8739)</text:p>
      <text:p text:style-name="P10"/>
      <text:p text:style-name="P10">23:13 (domingo) - 7:56 (lunes) (8 h 43 min)&amp;&amp; Entre 1 h 15 min y 1 h 40 min (112 km)(Escuela Tcnica Superior de Arquitectura de Barcelona, 25280)</text:p>
      <text:p text:style-name="P10"/>
      <text:p text:style-name="P10"><text:s/>30-45 min (34,1 km)</text:p>
      <text:p text:style-name="P10">por C-32&amp;&amp; 30-45 min (34,1 km)</text:p>
      <text:p text:style-name="P10">por C-32(Escuela Tcnica Superior de Arquitectura de Barcelona, 8870)</text:p>
      <text:p text:style-name="P10"/>
      <text:p text:style-name="P10">17:17 (domingo) - 1:15 (lunes) (7 h 58 min)&amp;&amp;Entre 8 h 40 min y 11 h 10 min (1002 km(Escuela Tcnica Superior de Arquitectura de Barcelona, 41010)</text:p>
      <text:p text:style-name="P10"/>
      <text:p text:style-name="P10">5:53 (lunes) - 7:58 (2 h 5 min)&amp;&amp; Entre 40 min y 1 h (45,1 km)(Escuela Tcnica Superior de Arquitectura de Barcelona, 8181)</text:p>
      <text:p text:style-name="P10"/>
      <text:p text:style-name="P10">14:54 (domingo) - 23:42 (8 h 48 min)&amp;&amp;14:54 (domingo) - 23:42 (8 h 48 min)(Escuela Tcnica Superior de Arquitectura de Barcelona, 8251)</text:p>
      <text:p text:style-name="P10"/>
      <text:p text:style-name="P10">14:54 (domingo) - 23:42 (8 h 48 min)&amp;&amp;20:13 (domingo) - 7:33 (lunes) (11 h 20 min(Escuela Tcnica Superior de Arquitectura de Barcelona, 15703)</text:p>
      <text:p text:style-name="P9"/>
      <text:p text:style-name="P9">20:13 (domingo) - 7:33 (lunes) (11 h 20 min&amp;&amp; Entre 6 h 30 min y 8 h (699 km)(Escuela Tcnica Superior de Arquitectura de Barcelona, 39005)</text:p>
      <text:p text:style-name="P8"/>
      <text:p text:style-name="P8">5:53 (lunes) - 7:34 (1 h 41 min)&amp;&amp; 26-50 min (27,3 km)</text:p>
      <text:p text:style-name="P8">por C-16 y AP-7(Escuela Tcnica Superior de Arquitectura de Barcelona, 8130)</text:p>
      <text:p text:style-name="P8"/>
      <text:p text:style-name="P8"><text:s/>Entre 1 h 40 min y 2 h 10 min (124 km)&amp;&amp; Entre 1 h 40 min y 2 h 10 min (124 km)(Escuela Tcnica Superior de Arquitectura de Barcelona, 17811)</text:p>
      <text:p text:style-name="P8"/>
      <text:p text:style-name="P8">2:10 (lunes) - 4:28 (2 h 18 min)&amp;&amp;2:10 (lunes) - 4:28 (2 h 18 min)(Escuela Tcnica Superior de Arquitectura de Barcelona, 7320)</text:p>
      <text:p text:style-name="P8"/>
      <text:p text:style-name="P8">2:10 (lunes) - 4:28 (2 h 18 min)&amp;&amp; Entre 45 min y 1 h (58,7 km)(Escuela Tcnica Superior de Arquitectura de Barcelona, 8460)</text:p>
      <text:p text:style-name="P8"/>
      <text:p text:style-name="P8"><text:s/>Entre 50 min y 1 h (68,3 km)&amp;&amp; Entre 50 min y 1 h (68,3 km)(Escuela Tcnica Superior de Arquitectura de Barcelona, 8710)</text:p>
      <text:p text:style-name="P7"/>
      <text:p text:style-name="P7">&amp;&amp;(Escuela Tcnica Superior de Arquitectura de Barcelona, 7819)</text:p>
      <text:p text:style-name="P8"/>
      <text:p text:style-name="P6">18:48 (domingo) - 22:32 (3 h 44 min)&amp;&amp; Entre 1 h 5 min y 1 h 25 min (105 km)(Escuela Tcnica Superior de Arquitectura de Barcelona, 17246)</text:p>
      <text:p text:style-name="P6"/>
      <text:p text:style-name="P6">5:02 (lunes) - 5:59 (57 min)&amp;&amp; 12-16 min (12,5 km)</text:p>
      <text:p text:style-name="P6">por B-23(Escuela Tcnica Superior de Arquitectura de Barcelona, 8690)</text:p>
      <text:p text:style-name="P6"/>
      <text:p text:style-name="P6">3:10 (lunes) - 5:26 (2 h 16 min)&amp;&amp; 40-50 min (50,1 km)</text:p>
      <text:p text:style-name="P6"><text:soft-page-break/>por B-20 y C-32(Escuela Tcnica Superior de Arquitectura de Barcelona, 8394)</text:p>
      <text:p text:style-name="P6"/>
      <text:p text:style-name="P6">18:16 (domingo) - 21:41 (3 h 25 min)&amp;&amp; 45-55 min (68,2 km)</text:p>
      <text:p text:style-name="P6">por A-2(Escuela Tcnica Superior de Arquitectura de Barcelona, 8253)</text:p>
      <text:p text:style-name="P6"/>
      <text:p text:style-name="P6">2:10 (lunes) - 4:55 (2 h 45 min)&amp;&amp; 28-40 min (42,0 km)</text:p>
      <text:p text:style-name="P6">por B-23 y AP-7(Escuela Tcnica Superior de Arquitectura de Barcelona, 8770)</text:p>
      <text:p text:style-name="P6"/>
      <text:p text:style-name="P6">3:50 (lunes) - 5:37 (1 h 47 min)&amp;&amp; 24-40 min (25,0 km)</text:p>
      <text:p text:style-name="P6">por C-16(Escuela Tcnica Superior de Arquitectura de Barcelona, 8192)</text:p>
      <text:p text:style-name="P6"/>
      <text:p text:style-name="P6">3:10 (lunes) - 5:26 (2 h 16 min)&amp;&amp; 40-55 min (57,9 km)</text:p>
      <text:p text:style-name="P6">por B-20 y C-32(Escuela Tcnica Superior de Arquitectura de Barcelona, 8395)</text:p>
      <text:p text:style-name="P6"/>
      <text:p text:style-name="P6">22:31 (domingo) - 0:34 (lunes) (2 h 3 min)&amp;&amp; 24-35 min (36,9 km)</text:p>
      <text:p text:style-name="P6">por C-32(Escuela Tcnica Superior de Arquitectura de Barcelona, 8810)</text:p>
      <text:p text:style-name="P6"/>
      <text:p text:style-name="P6"><text:s/>40-55 min (58,0 km)</text:p>
      <text:p text:style-name="P6">por B-23 y AP-7&amp;&amp; 40-55 min (58,0 km)</text:p>
      <text:p text:style-name="P6">por B-23 y AP-7(Escuela Tcnica Superior de Arquitectura de Barcelona, 8731)</text:p>
      <text:p text:style-name="P6"/>
      <text:p text:style-name="P6">20:17 (domingo) - 23:37 (3 h 20 min)&amp;&amp;20:17 (domingo) - 23:37 (3 h 20 min)(Escuela Tcnica Superior de Arquitectura de Barcelona, 8896)</text:p>
      <text:p text:style-name="P6"/>
      <text:p text:style-name="P6">20:17 (domingo) - 23:37 (3 h 20 min)&amp;&amp;20:17 (domingo) - 23:37 (3 h 20 min)(Escuela Tcnica Superior de Arquitectura de Barcelona, 7817)</text:p>
      <text:p text:style-name="P6"/>
      <text:p text:style-name="P6">20:17 (domingo) - 23:37 (3 h 20 min)&amp;&amp; Entre 45 min y 1 h (71,1 km)(Escuela Tcnica Superior de Arquitectura de Barcelona, 8250)</text:p>
      <text:p text:style-name="P6"/>
      <text:p text:style-name="P6">4:30 (sábado) - 14:34 (10 h 4 min)&amp;&amp; Entre 50 min y 1 h (60,2 km)(Escuela Tcnica Superior de Arquitectura de Barcelona, 8359)</text:p>
      <text:p text:style-name="P6"/>
      <text:p text:style-name="P6">15:27 (sábado) - 19:36 (4 h 9 min)&amp;&amp; Entre 1 h y 1 h 20 min (86,4 km)(Escuela Tcnica Superior de Arquitectura de Barcelona, 8512)</text:p>
      <text:p text:style-name="P6"/>
      <text:p text:style-name="P6">Entre 1 h 15 min y 1 h 30 min (99,0 km&amp;&amp;Entre 1 h 15 min y 1 h 30 min (99,0 km(Escuela Tcnica Superior de Arquitectura de Barcelona, 17403)</text:p>
      <text:p text:style-name="P6"/>
      <text:p text:style-name="P6">22:16 (domingo) - 5:47 (lunes) (7 h 31 min)&amp;&amp; 40-55 min (66,2 km)</text:p>
      <text:p text:style-name="P6">por C-16(Escuela Tcnica Superior de Arquitectura de Barcelona, 8272)</text:p>
      <text:p text:style-name="P6"/>
      <text:p text:style-name="P6">3:30 (lunes) - 5:50 (2 h 20 min)&amp;&amp; 30-40 min (30,3 km)</text:p>
      <text:p text:style-name="P6">por B-20(Escuela Tcnica Superior de Arquitectura de Barcelona, 8105)</text:p>
      <text:p text:style-name="P6"/>
      <text:p text:style-name="P6">19:22 (domingo) - 22:04 (2 h 42 min)&amp;&amp; 45-55 min (55,8 km)</text:p>
      <text:p text:style-name="P6">por AP-7 y C-59(Escuela Tcnica Superior de Arquitectura de Barcelona, 8182)</text:p>
      <text:p text:style-name="P6"/>
      <text:p text:style-name="P6">2:10 (domingo) - 8:23 (6 h 13 min)&amp;&amp; Entre 45 min y 1 h (62,4 km)(Escuela Tcnica Superior de Arquitectura de Barcelona, 8461)</text:p>
      <text:p text:style-name="P6"/>
      <text:p text:style-name="P6">5:30 (lunes) - 5:53 (23 min)&amp;&amp; 10-22 min (4,8 km)</text:p>
      <text:p text:style-name="P6"><text:soft-page-break/>por Av. Diagonal(Escuela Tcnica Superior de Arquitectura de Barcelona, 8011)</text:p>
      <text:p text:style-name="P6"/>
      <text:p text:style-name="P6"><text:s/>Entre 55 min y 1 h 10 min (63,9 km)&amp;&amp; Entre 55 min y 1 h 10 min (63,9 km)(Escuela Tcnica Superior de Arquitectura de Barcelona, 8470)</text:p>
      <text:p text:style-name="P6"/>
      <text:p text:style-name="P6"><text:s/>Entre 1 h 40 min y 2 h 10 min (181 km)&amp;&amp; Entre 1 h 40 min y 2 h 10 min (181 km)(Escuela Tcnica Superior de Arquitectura de Barcelona, 43540)</text:p>
      <text:p text:style-name="P6"/>
      <text:p text:style-name="P6">5:02 (lunes) - 5:41 (39 min)&amp;&amp; 10-16 min (11,5 km)</text:p>
      <text:p text:style-name="P6">por B-20(Escuela Tcnica Superior de Arquitectura de Barcelona, 8830)</text:p>
      <text:p text:style-name="P6"/>
      <text:p text:style-name="P6">7:27 (sábado) - 11:26 (3 h 59 min)&amp;&amp; 45-55 min (52,7 km)</text:p>
      <text:p text:style-name="P6">por C-33(Escuela Tcnica Superior de Arquitectura de Barcelona, 8459)</text:p>
      <text:p text:style-name="P6"/>
      <text:p text:style-name="P6">18:11 (domingo) - 20:57 (2 h 46 min)&amp;&amp; 35-50 min (47,4 km)</text:p>
      <text:p text:style-name="P6">por B-20 y C-32(Escuela Tcnica Superior de Arquitectura de Barcelona, 8392)</text:p>
      <text:p text:style-name="P6"/>
      <text:p text:style-name="P6">4:50 (lunes) - 5:55 (1 h 5 min)&amp;&amp; 18-28 min (21,6 km)</text:p>
      <text:p text:style-name="P6">por B-10(Escuela Tcnica Superior de Arquitectura de Barcelona, 8019)</text:p>
      <text:p text:style-name="P6"/>
      <text:p text:style-name="P6">19:22 (domingo) - 22:24 (3 h 2 min)&amp;&amp; Entre 1 h y 1 h 25 min (103 km)(Escuela Tcnica Superior de Arquitectura de Barcelona, 17190)</text:p>
      <text:p text:style-name="P6"/>
      <text:p text:style-name="P6">20:13 (domingo) - 23:27 (3 h 14 min)&amp;&amp; Entre 1 h 5 min y 1 h 25 min (107 km)(Escuela Tcnica Superior de Arquitectura de Barcelona, 43840)</text:p>
      <text:p text:style-name="P6"/>
      <text:p text:style-name="P6">4:50 (domingo) - 9:58 (5 h 8 min)&amp;&amp; Entre 1 h 15 min y 1 h 30 min (106 km)(Escuela Tcnica Superior de Arquitectura de Barcelona, 8517)</text:p>
      <text:p text:style-name="P6"/>
      <text:p text:style-name="P6">4:30 (lunes) - 5:42 (1 h 12 min)&amp;&amp; 26-40 min (30,7 km)</text:p>
      <text:p text:style-name="P6">por B-20 y C-58(Escuela Tcnica Superior de Arquitectura de Barcelona, 8201)</text:p>
      <text:p text:style-name="P6"/>
      <text:p text:style-name="P6">2:50 (lunes) - 4:36 (1 h 46 min)&amp;&amp; 22-28 min (24,6 km)</text:p>
      <text:p text:style-name="P6">por B-23(Escuela Tcnica Superior de Arquitectura de Barcelona, 8191)</text:p>
      <text:p text:style-name="P6"/>
      <text:p text:style-name="P6">4:10 (lunes) - 5:50 (1 h 40 min)&amp;&amp; 24-30 min (23,4 km)</text:p>
      <text:p text:style-name="P6">por B-20(Escuela Tcnica Superior de Arquitectura de Barcelona, 8291)</text:p>
      <text:p text:style-name="P6"/>
      <text:p text:style-name="P6">20:13 (domingo) - 23:18 (3 h 5 min)&amp;&amp; Entre 1 h 5 min y 1 h 25 min (103 km)(Escuela Tcnica Superior de Arquitectura de Barcelona, 43201)</text:p>
      <text:p text:style-name="P6"/>
      <text:p text:style-name="P6">12:47 (domingo) - 23:42 (10 h 55 min)&amp;&amp;19:22 (domingo) - 23:52 (4 h 30 min)(Escuela Tcnica Superior de Arquitectura de Barcelona, 36818)</text:p>
      <text:p text:style-name="P6"/>
      <text:p text:style-name="P6">19:22 (domingo) - 23:52 (4 h 30 min)&amp;&amp; Entre 1 h 50 min y 2 h 10 min (156 km)(Escuela Tcnica Superior de Arquitectura de Barcelona, 17520)</text:p>
      <text:p text:style-name="P6"/>
      <text:p text:style-name="P6">3:30 (lunes) - 4:48 (1 h 18 min)&amp;&amp; 26-35 min (32,6 km)</text:p>
      <text:p text:style-name="P6">por B-20 y C-32(Escuela Tcnica Superior de Arquitectura de Barcelona, 8330)</text:p>
      <text:p text:style-name="P6"/>
      <text:p text:style-name="P6">20:13 (domingo) - 1:52 (lunes) (5 h 39 min)&amp;&amp;Entre 5 h 50 min y 7 h 20 min (628 km(Escuela Tcnica Superior de Arquitectura de Barcelona, 28224)</text:p>
      <text:p text:style-name="P6"><text:soft-page-break/></text:p>
      <text:p text:style-name="P6">16:47 (domingo) - 1:26 (lunes) (8 h 39 min)&amp;&amp;Entre 5 h 30 min y 6 h 40 min (609 km(Escuela Tcnica Superior de Arquitectura de Barcelona, 48920)</text:p>
      <text:p text:style-name="P6"/>
      <text:p text:style-name="P6"><text:s/>Entre 7 h 10 min y 8 h 50 min (812 km)&amp;&amp; Entre 7 h 10 min y 8 h 50 min (812 km)(Escuela Tcnica Superior de Arquitectura de Barcelona, 23790)</text:p>
      <text:p text:style-name="P6"/>
      <text:p text:style-name="P6">9:47 (domingo) - 20:41 (10 h 54 min)&amp;&amp; Entre 8 h y 9 h 20 min (879 km)(Escuela Tcnica Superior de Arquitectura de Barcelona, 24411)</text:p>
      <text:p text:style-name="P6"/>
      <text:p text:style-name="P6">3:50 (lunes) - 5:37 (1 h 47 min)&amp;&amp; 28-40 min (38,1 km)</text:p>
      <text:p text:style-name="P6">por B-23 y AP-7(Escuela Tcnica Superior de Arquitectura de Barcelona, 8213)</text:p>
      <text:p text:style-name="P6"/>
      <text:p text:style-name="P6">3:10 (lunes) - 5:28 (2 h 18 min)&amp;&amp;3:10 (lunes) - 5:28 (2 h 18 min)(Escuela Tcnica Superior de Arquitectura de Barcelona, 36995)</text:p>
      <text:p text:style-name="P6"/>
      <text:p text:style-name="P6">3:10 (lunes) - 5:28 (2 h 18 min)&amp;&amp; Entre 45 min y 1 h (65,4 km)(Escuela Tcnica Superior de Arquitectura de Barcelona, 8397)</text:p>
      <text:p text:style-name="P6"/>
      <text:p text:style-name="P6">3:15 (lunes) - 5:42 (2 h 27 min)&amp;&amp; 35-50 min (42,4 km)</text:p>
      <text:p text:style-name="P6">por B-23 y B-224(Escuela Tcnica Superior de Arquitectura de Barcelona, 8784)</text:p>
      <text:p text:style-name="P6"/>
      <text:p text:style-name="P6">3:30 (lunes) - 5:04 (1 h 34 min)&amp;&amp; 26-35 min (30,3 km)</text:p>
      <text:p text:style-name="P6">por B-20(Escuela Tcnica Superior de Arquitectura de Barcelona, 8150)</text:p>
      <text:p text:style-name="P6"/>
      <text:p text:style-name="P6">18:13 (domingo) - 5:32 (lunes) (11 h 19 min)&amp;&amp;Entre 4 h 30 min y 5 h 20 min (475 km(Escuela Tcnica Superior de Arquitectura de Barcelona, 31002)</text:p>
      <text:p text:style-name="P6"/>
      <text:p text:style-name="P6">18:58 (domingo) - 23:22 (4 h 24 min)&amp;&amp; Entre 1 h 30 min y 1 h 50 min (137 km)(Escuela Tcnica Superior de Arquitectura de Barcelona, 17256)</text:p>
      <text:p text:style-name="P6"/>
      <text:p text:style-name="P6">4:44 (lunes) - 5:54 (1 h 10 min)&amp;&amp;4:44 (lunes) - 5:54 (1 h 10 min)(Escuela Tcnica Superior de Arquitectura de Barcelona, 7003)</text:p>
      <text:p text:style-name="P6"/>
      <text:p text:style-name="P6">4:44 (lunes) - 5:54 (1 h 10 min)&amp;&amp; 12-16 min (14,0 km)</text:p>
      <text:p text:style-name="P6">por B-23 y A-2(Escuela Tcnica Superior de Arquitectura de Barcelona, 8780)</text:p>
      <text:p text:style-name="P6"/>
      <text:p text:style-name="P6">2:30 (lunes) - 4:12 (1 h 42 min)&amp;&amp; 30-40 min (35,8 km)</text:p>
      <text:p text:style-name="P6">por B-20 y C-59(Escuela Tcnica Superior de Arquitectura de Barcelona, 8184)</text:p>
      <text:p text:style-name="P6"/>
      <text:p text:style-name="P6">18:58 (domingo) - 22:35 (3 h 37 min)&amp;&amp; Entre 1 h 15 min y 1 h 40 min (121 km)(Escuela Tcnica Superior de Arquitectura de Barcelona, 17230)</text:p>
      <text:p text:style-name="P6"/>
      <text:p text:style-name="P6">18:58 (domingo) - 22:45 (3 h 47 min)&amp;&amp; Entre 1 h 30 min y 1 h 50 min (130 km)(Escuela Tcnica Superior de Arquitectura de Barcelona, 17200)</text:p>
      <text:p text:style-name="P6"/>
      <text:p text:style-name="P6">15:47 (domingo) - 20:39 (4 h 52 min)&amp;&amp; Entre 50 min y 1 h 5 min (73,4 km)(Escuela Tcnica Superior de Arquitectura de Barcelona, 8389)</text:p>
      <text:p text:style-name="P6"/>
      <text:p text:style-name="P6"><text:s/>Entre 1 h 25 min y 1 h 50 min (119 km)&amp;&amp; Entre 1 h 25 min y 1 h 50 min (119 km)(Escuela Tcnica Superior de Arquitectura de Barcelona, 3300)</text:p>
      <text:p text:style-name="P6"/>
      <text:p text:style-name="P6"><text:soft-page-break/><text:s/>Entre 1 h 25 min y 1 h 50 min (119 km)&amp;&amp; Entre 1 h 25 min y 1 h 50 min (119 km)(Escuela Tcnica Superior de Arquitectura de Barcelona, 17800)</text:p>
      <text:p text:style-name="P6"/>
      <text:p text:style-name="P6">10:58 (sábado) - 13:17 (2 h 19 min)&amp;&amp; 40-50 min (43,7 km)</text:p>
      <text:p text:style-name="P6">por C-32(Escuela Tcnica Superior de Arquitectura de Barcelona, 8818)</text:p>
      <text:p text:style-name="P6"/>
      <text:p text:style-name="P6">4:15 (lunes) - 5:59 (1 h 44 min)&amp;&amp; 30-40 min (35,0 km)</text:p>
      <text:p text:style-name="P6">por A-2(Escuela Tcnica Superior de Arquitectura de Barcelona, 8640)</text:p>
      <text:p text:style-name="P6"/>
      <text:p text:style-name="P6"><text:s/>30-45 min (51,9 km)</text:p>
      <text:p text:style-name="P6">por B-23 y AP-7&amp;&amp; 30-45 min (51,9 km)</text:p>
      <text:p text:style-name="P6">por B-23 y AP-7(Escuela Tcnica Superior de Arquitectura de Barcelona, 8734)</text:p>
      <text:p text:style-name="P6"/>
      <text:p text:style-name="P6"><text:s/>45-55 min (60,1 km)</text:p>
      <text:p text:style-name="P6">por A-2&amp;&amp; 45-55 min (60,1 km)</text:p>
      <text:p text:style-name="P6">por A-2(Escuela Tcnica Superior de Arquitectura de Barcelona, 8711)</text:p>
      <text:p text:style-name="P6"/>
      <text:p text:style-name="P6">14:21 (domingo) - 18:15 (3 h 54 min)&amp;&amp;Entre 1 h 5 min y 1 h 20 min (63,8 km(Escuela Tcnica Superior de Arquitectura de Barcelona, 8278)</text:p>
      <text:p text:style-name="P6"/>
      <text:p text:style-name="P6">23:28 (domingo) - 2:12 (lunes) (2 h 44 min)&amp;&amp; Entre 1 h 50 min y 2 h 20 min (198 km)(Escuela Tcnica Superior de Arquitectura de Barcelona, 22400)</text:p>
      <text:p text:style-name="P6"/>
      <text:p text:style-name="P6">Entre 9 h 20 min y 9 h 40 min (304 km&amp;&amp;Entre 9 h 20 min y 9 h 40 min (304 km(Escuela Tcnica Superior de Arquitectura de Barcelona, 7230)</text:p>
      <text:p text:style-name="P6"/>
      <text:p text:style-name="P6">3:30 (lunes) - 5:45 (2 h 15 min)&amp;&amp; 30-40 min (32,6 km)</text:p>
      <text:p text:style-name="P6">por B-20(Escuela Tcnica Superior de Arquitectura de Barcelona, 8170)</text:p>
      <text:p text:style-name="P6"/>
      <text:p text:style-name="P6">3:30 (lunes) - 5:37 (2 h 7 min)&amp;&amp; 28-35 min (32,9 km)</text:p>
      <text:p text:style-name="P6">por B-20 y C-33(Escuela Tcnica Superior de Arquitectura de Barcelona, 8160)</text:p>
      <text:p text:style-name="P6"/>
      <text:p text:style-name="P6">4:10 (lunes) - 5:50 (1 h 40 min)&amp;&amp; 22-30 min (26,8 km)</text:p>
      <text:p text:style-name="P6">por B-20(Escuela Tcnica Superior de Arquitectura de Barcelona, 8390)</text:p>
      <text:p text:style-name="P6"/>
      <text:p text:style-name="P6">4:10 (lunes) - 5:47 (1 h 37 min)&amp;&amp; 22-30 min (20,6 km)</text:p>
      <text:p text:style-name="P6">por B-20(Escuela Tcnica Superior de Arquitectura de Barcelona, 8110)</text:p>
      <text:p text:style-name="P6"/>
      <text:p text:style-name="P6">17:18 (domingo) - 21:19 (4 h 1 min)&amp;&amp;Entre 1 h 5 min y 1 h 15 min (81,0 km(Escuela Tcnica Superior de Arquitectura de Barcelona, 8275)</text:p>
      <text:p text:style-name="P5"/>
      <text:p text:style-name="P5"><text:s/>Entre 2 h 40 min y 3 h 30 min (301 km)&amp;&amp; Entre 2 h 40 min y 3 h 30 min (301 km)(Escuela Tcnica Superior de Arquitectura de Barcelona, 12593)</text:p>
      <text:p text:style-name="P4"/>
      <text:p text:style-name="P4"/>
      <text:p text:style-name="P4">5:53 (lunes) - 7:54 (2 h 1 min)&amp;&amp; 35-50 min (39,2 km)</text:p>
      <text:p text:style-name="P4">por B-23 y AP-7(Escuela Tcnica Superior de Arquitectura de Barcelona, 8100)</text:p>
      <text:p text:style-name="P4"/>
      <text:p text:style-name="P4">6:28 (lunes) - 7:52 (1 h 24 min)&amp;&amp; 20-30 min (15,2 km)</text:p>
      <text:p text:style-name="P4">por B-23(Escuela Tcnica Superior de Arquitectura de Barcelona, 8750)</text:p>
      <text:p text:style-name="P4"/>
      <text:p text:style-name="P4"><text:soft-page-break/>4:15 (lunes) - 7:05 (2 h 50 min)&amp;&amp; Entre 1 h y 1 h 20 min (71,9 km)(Escuela Tcnica Superior de Arquitectura de Barcelona, 8180)</text:p>
      <text:p text:style-name="P4"/>
      <text:p text:style-name="P4">15:37 (domingo) - 0:30 (lunes) (8 h 53 min)&amp;&amp;15:01 (domingo) - 21:05 (6 h 4 min)(Escuela Tcnica Superior de Arquitectura de Barcelona, 29649)</text:p>
      <text:p text:style-name="P4"/>
      <text:p text:style-name="P4">15:01 (domingo) - 21:05 (6 h 4 min)&amp;&amp; Entre 50 min y 1 h 5 min (61,2 km)(Escuela Tcnica Superior de Arquitectura de Barcelona, 8773)</text:p>
      <text:p text:style-name="P4"/>
      <text:p text:style-name="P4">5:53 (lunes) - 7:51 (1 h 58 min)&amp;&amp; 35-55 min (40,1 km)</text:p>
      <text:p text:style-name="P4">por B-20 y C-32(Escuela Tcnica Superior de Arquitectura de Barcelona, 8301)</text:p>
      <text:p text:style-name="P4"/>
      <text:p text:style-name="P4">4:10 (lunes) - 7:40 (3 h 30 min)&amp;&amp; Entre 50 min y 1 h 10 min (41,3 km)(Escuela Tcnica Superior de Arquitectura de Barcelona, 8230)</text:p>
      <text:p text:style-name="P4"/>
      <text:p text:style-name="P4">6:02 (lunes) - 7:55 (1 h 53 min)&amp;&amp; 30-45 min (36,1 km)</text:p>
      <text:p text:style-name="P4">por B-23(Escuela Tcnica Superior de Arquitectura de Barcelona, 8783)</text:p>
      <text:p text:style-name="P4"/>
      <text:p text:style-name="P4">15:27 (sábado) - 20:59 (5 h 32 min)&amp;&amp;Entre 1 h 5 min y 1 h 25 min (90,6 km(Escuela Tcnica Superior de Arquitectura de Barcelona, 8508)</text:p>
      <text:p text:style-name="P4"/>
      <text:p text:style-name="P4">5:30 (lunes) - 7:12 (1 h 42 min)&amp;&amp; 28-45 min (28,6 km)</text:p>
      <text:p text:style-name="P4">por B-20(Escuela Tcnica Superior de Arquitectura de Barcelona, 8107)</text:p>
      <text:p text:style-name="P4"/>
      <text:p text:style-name="P4"><text:s/>6:51 (lunes) - 7:51 (1 h)</text:p>
      <text:p text:style-name="P4">Autobuse8 Camina TrenS4 &amp;&amp; 22-40 min (26,9 km)</text:p>
      <text:p text:style-name="P4">por B-23 y AP-7(Escuela Tcnica Superior de Arquitectura de Barcelona, 8760)</text:p>
      <text:p text:style-name="P4"/>
      <text:p text:style-name="P4">4:30 (lunes) - 7:40 (3 h 10 min)&amp;&amp;4:30 (lunes) - 7:40 (3 h 10 min)(Escuela Tcnica Superior de Arquitectura de Barcelona, 7712)</text:p>
      <text:p text:style-name="P4"/>
      <text:p text:style-name="P4">4:30 (lunes) - 7:40 (3 h 10 min)&amp;&amp; Entre 40 min y 1 h (53,6 km)(Escuela Tcnica Superior de Arquitectura de Barcelona, 8240)</text:p>
      <text:p text:style-name="P4"/>
      <text:p text:style-name="P4">4:50 (lunes) - 7:29 (2 h 39 min)&amp;&amp; Entre 1 h y 1 h 20 min (88,4 km)(Escuela Tcnica Superior de Arquitectura de Barcelona, 8560)</text:p>
      <text:p text:style-name="P4"/>
      <text:p text:style-name="P4">4:30 (lunes) - 7:12 (2 h 42 min)&amp;&amp;4:30 (lunes) - 7:12 (2 h 42 min)(Escuela Tcnica Superior de Arquitectura de Barcelona, 7500)</text:p>
      <text:p text:style-name="P4"/>
      <text:p text:style-name="P4">4:30 (lunes) - 7:12 (2 h 42 min)&amp;&amp; Entre 55 min y 1 h 10 min (75,5 km)(Escuela Tcnica Superior de Arquitectura de Barcelona, 8380)</text:p>
      <text:p text:style-name="P4"/>
      <text:p text:style-name="P4">20:58 (domingo) - 7:42 (lunes) (10 h 44 min&amp;&amp; Entre 6 h 10 min y 7 h 50 min (621 km)(Escuela Tcnica Superior de Arquitectura de Barcelona, 28011)</text:p>
      <text:p text:style-name="P4"/>
      <text:p text:style-name="P4">5:11 (lunes) - 7:26 (2 h 15 min)&amp;&amp;5:11 (lunes) - 7:26 (2 h 15 min)(Escuela Tcnica Superior de Arquitectura de Barcelona, 7600)</text:p>
      <text:p text:style-name="P4"/>
      <text:p text:style-name="P4">5:11 (lunes) - 7:26 (2 h 15 min)&amp;&amp;5:11 (lunes) - 7:26 (2 h 15 min)(Escuela Tcnica Superior de Arquitectura de Barcelona, 7430)</text:p>
      <text:p text:style-name="P4"/>
      <text:p text:style-name="P4"><text:soft-page-break/>5:11 (lunes) - 7:26 (2 h 15 min)&amp;&amp;5:11 (lunes) - 7:26 (2 h 15 min)(Escuela Tcnica Superior de Arquitectura de Barcelona, 7518)</text:p>
      <text:p text:style-name="P4"/>
      <text:p text:style-name="P4">5:11 (lunes) - 7:26 (2 h 15 min)&amp;&amp; 40-55 min (46,9 km)</text:p>
      <text:p text:style-name="P4">por C-33(Escuela Tcnica Superior de Arquitectura de Barcelona, 8450)</text:p>
      <text:p text:style-name="P4"/>
      <text:p text:style-name="P4">5:34 (lunes) - 7:44 (2 h 10 min)&amp;&amp; 35-55 min (34,5 km)</text:p>
      <text:p text:style-name="P4">por B-20 y C-33(Escuela Tcnica Superior de Arquitectura de Barcelona, 8185)</text:p>
      <text:p text:style-name="P4"/>
      <text:p text:style-name="P4">5:30 (lunes) - 7:23 (1 h 53 min)&amp;&amp; Entre 40 min y 1 h (39,7 km)(Escuela Tcnica Superior de Arquitectura de Barcelona, 8186)</text:p>
      <text:p text:style-name="P4"/>
      <text:p text:style-name="P4">22:21 (domingo) - 6:43 (lunes) (8 h 22 min)&amp;&amp; Entre 1 h 30 min y 2 h (150 km)(Escuela Tcnica Superior de Arquitectura de Barcelona, 17730)</text:p>
      <text:p text:style-name="P4"/>
      <text:p text:style-name="P4"><text:s/>Entre 1 h 25 min y 2 h (148 km)&amp;&amp; Entre 1 h 25 min y 2 h (148 km)(Escuela Tcnica Superior de Arquitectura de Barcelona, 25001)</text:p>
      <text:p text:style-name="P4"/>
      <text:p text:style-name="P4">16:58 (domingo) - 19:58 (3 h)&amp;&amp;16:58 (domingo) - 19:58 (3 h)(Escuela Tcnica Superior de Arquitectura de Barcelona, 33690)</text:p>
      <text:p text:style-name="P4"/>
      <text:p text:style-name="P4">16:58 (domingo) - 19:58 (3 h)&amp;&amp;Entre 1 h 5 min y 1 h 25 min (96,3 km(Escuela Tcnica Superior de Arquitectura de Barcelona, 17240)</text:p>
      <text:p text:style-name="P4"/>
      <text:p text:style-name="P4">20:13 (domingo) - 7:31 (lunes) (11 h 18 min)&amp;&amp; Entre 6 h 50 min y 8 h 30 min (766 km)(Escuela Tcnica Superior de Arquitectura de Barcelona, 24005)</text:p>
      <text:p text:style-name="P4"/>
      <text:p text:style-name="P4">20:15 (domingo) - 7:30 (lunes) (11 h 15 min)&amp;&amp; 40-55 min (61,4 km)</text:p>
      <text:p text:style-name="P4">por B-23 y AP-7(Escuela Tcnica Superior de Arquitectura de Barcelona, 48280)</text:p>
      <text:p text:style-name="P4"/>
      <text:p text:style-name="P4"><text:s/>40-55 min (61,4 km)</text:p>
      <text:p text:style-name="P4">por B-23 y AP-7&amp;&amp; 40-55 min (61,4 km)</text:p>
      <text:p text:style-name="P4">por B-23 y AP-7(Escuela Tcnica Superior de Arquitectura de Barcelona, 43720)</text:p>
      <text:p text:style-name="P4"/>
      <text:p text:style-name="P4"><text:s/>Entre 1 h 20 min y 1 h 40 min (112 km)&amp;&amp; Entre 1 h 20 min y 1 h 40 min (112 km)(Escuela Tcnica Superior de Arquitectura de Barcelona, 17176)</text:p>
      <text:p text:style-name="P4"/>
      <text:p text:style-name="P4">Entre 2 h 20 min y 2 h 50 min (203 km&amp;&amp;Entre 2 h 20 min y 2 h 50 min (203 km(Escuela Tcnica Superior de Arquitectura de Barcelona, 25513)</text:p>
      <text:p text:style-name="P4"/>
      <text:p text:style-name="P4">18:58 (domingo) - 7:53 (lunes) (12 h 55 min&amp;&amp; Entre 1 h 25 min y 2 h (136 km)(Escuela Tcnica Superior de Arquitectura de Barcelona, 17134)</text:p>
      <text:p text:style-name="P4"/>
      <text:p text:style-name="P4">18:48 (domingo) - 0:24 (lunes) (5 h 36 min)&amp;&amp; Entre 2 h y 2 h 40 min (180 km)(Escuela Tcnica Superior de Arquitectura de Barcelona, 25700)</text:p>
      <text:p text:style-name="P4"/>
      <text:p text:style-name="P4"><text:s/>Entre 2 h y 2 h 50 min (212 km)&amp;&amp; Entre 2 h y 2 h 50 min (212 km)(Escuela Tcnica Superior de Arquitectura de Barcelona, 43560)</text:p>
      <text:p text:style-name="P4"/>
      <text:p text:style-name="P4">5:30 (lunes) - 7:50 (2 h 20 min)&amp;&amp; 35-50 min (42,0 km)</text:p>
      <text:p text:style-name="P4">por B-20 y C-33(Escuela Tcnica Superior de Arquitectura de Barcelona, 8430)</text:p>
      <text:p text:style-name="P4"/>
      <text:p text:style-name="P4"><text:soft-page-break/>6:51 (lunes) - 7:43 (52 min)&amp;&amp; 18-24 min (18,3 km)</text:p>
      <text:p text:style-name="P4">por B-23 y A-2(Escuela Tcnica Superior de Arquitectura de Barcelona, 8756)</text:p>
      <text:p text:style-name="P4"/>
      <text:p text:style-name="P4">5:53 (lunes) - 7:47 (1 h 54 min)&amp;&amp; 24-40 min (22,8 km)</text:p>
      <text:p text:style-name="P4">por B-20 y C-17(Escuela Tcnica Superior de Arquitectura de Barcelona, 8120)</text:p>
      <text:p text:style-name="P4"/>
      <text:p text:style-name="P4"><text:s/>35-55 min (52,3 km)</text:p>
      <text:p text:style-name="P4">por B-23 y AP-7&amp;&amp; 35-55 min (52,3 km)</text:p>
      <text:p text:style-name="P4">por B-23 y AP-7(Escuela Tcnica Superior de Arquitectura de Barcelona, 8792)</text:p>
      <text:p text:style-name="P4"/>
      <text:p text:style-name="P4">4:30 (lunes) - 7:55 (3 h 25 min)&amp;&amp; Entre 40 min y 1 h (47,9 km)(Escuela Tcnica Superior de Arquitectura de Barcelona, 8530)</text:p>
      <text:p text:style-name="P4"/>
      <text:p text:style-name="P4">5:02 (lunes) - 7:29 (2 h 27 min)&amp;&amp; 40-55 min (58,4 km)</text:p>
      <text:p text:style-name="P4">por A-2(Escuela Tcnica Superior de Arquitectura de Barcelona, 8700)</text:p>
      <text:p text:style-name="P4"/>
      <text:p text:style-name="P4">0:10 (lunes) - 7:36 (7 h 26 min)&amp;&amp; Entre 2 h 30 min y 3 h 20 min (261 km)(Escuela Tcnica Superior de Arquitectura de Barcelona, 22001)</text:p>
      <text:p text:style-name="P4"/>
      <text:p text:style-name="P4"><text:s/>20 min (1,5 km)</text:p>
      <text:p text:style-name="P4">por Carrer d'Elisabeth Eidenbe&amp;&amp; 4-12 min (2,1 km)</text:p>
      <text:p text:style-name="P4">por Av. Dr. Marañón(Escuela Tcnica Superior de Arquitectura de Barcelona, 8028)</text:p>
      <text:p text:style-name="P4"/>
      <text:p text:style-name="P4">5:53 (lunes) - 7:58 (2 h 5 min)&amp;&amp; 35-55 min (37,0 km)</text:p>
      <text:p text:style-name="P4">por B-20 y C-33(Escuela Tcnica Superior de Arquitectura de Barcelona, 8401)</text:p>
      <text:p text:style-name="P4"/>
      <text:p text:style-name="P4">5:53 (lunes) - 7:44 (1 h 51 min)&amp;&amp; Entre 1 h 10 min y 1 h 40 min (108 km)(Escuela Tcnica Superior de Arquitectura de Barcelona, 17001)</text:p>
      <text:p text:style-name="P4"/>
      <text:p text:style-name="P4">15:13 (domingo) - 7:30 (lunes) (16 h 17 min)&amp;&amp;7:01 (lunes) - 7:52 (51 min)(Escuela Tcnica Superior de Arquitectura de Barcelona, 33212)</text:p>
      <text:p text:style-name="P4"/>
      <text:p text:style-name="P4">7:01 (lunes) - 7:52 (51 min)&amp;&amp; 14-24 min (17,3 km)</text:p>
      <text:p text:style-name="P4">por B-20 y C-32(Escuela Tcnica Superior de Arquitectura de Barcelona, 8850)</text:p>
      <text:p text:style-name="P4"/>
      <text:p text:style-name="P4">16:47 (domingo) - 6:58 (lunes) (14 h 11 min)&amp;&amp;Entre 5 h 10 min y 6 h 40 min (600 km(Escuela Tcnica Superior de Arquitectura de Barcelona, 48960)</text:p>
      <text:p text:style-name="P4"/>
      <text:p text:style-name="P4"><text:s/>Entre 2 h 30 min y 3 h 30 min (277 km)&amp;&amp; Entre 2 h 30 min y 3 h 30 min (277 km)(Escuela Tcnica Superior de Arquitectura de Barcelona, 50740)</text:p>
      <text:p text:style-name="P4"/>
      <text:p text:style-name="P4">5:33 (lunes) - 7:32 (1 h 59 min)&amp;&amp; Entre 40 min y 1 h (45,7 km)(Escuela Tcnica Superior de Arquitectura de Barcelona, 8520)</text:p>
      <text:p text:style-name="P4"/>
      <text:p text:style-name="P4"><text:s/>Entre 1 h 40 min y 2 h 30 min (199 km)&amp;&amp; Entre 1 h 40 min y 2 h 30 min (199 km)(Escuela Tcnica Superior de Arquitectura de Barcelona, 22520)</text:p>
      <text:p text:style-name="P4"/>
      <text:p text:style-name="P4">Entre 7 h 10 min y 8 h 20 min (585 km&amp;&amp;Entre 7 h 10 min y 8 h 20 min (585 km(Escuela Tcnica Superior de Arquitectura de Barcelona, 7871)</text:p>
      <text:p text:style-name="P4"/>
      <text:p text:style-name="P4"><text:s/>40-55 min (59,2 km)</text:p>
      <text:p text:style-name="P4">por B-23 y AP-7&amp;&amp; 40-55 min (59,2 km)</text:p>
      <text:p text:style-name="P4"><text:soft-page-break/>por B-23 y AP-7(Escuela Tcnica Superior de Arquitectura de Barcelona, 8736)</text:p>
      <text:p text:style-name="P4"/>
      <text:p text:style-name="P4">5:30 (lunes) - 7:21 (1 h 51 min)&amp;&amp; 22-35 min (14,4 km)</text:p>
      <text:p text:style-name="P4">por B-20(Escuela Tcnica Superior de Arquitectura de Barcelona, 8033)</text:p>
      <text:p text:style-name="P4"/>
      <text:p text:style-name="P4">22:21 (domingo) - 0:19 (lunes) (1 h 58 min)&amp;&amp; Entre 1 h 25 min y 2 h (149 km)(Escuela Tcnica Superior de Arquitectura de Barcelona, 17600)</text:p>
      <text:p text:style-name="P4"/>
      <text:p text:style-name="P4">14:47 (domingo) - 21:44 (6 h 57 min)&amp;&amp;Entre 4 h 10 min y 5 h 30 min (476 km(Escuela Tcnica Superior de Arquitectura de Barcelona, 31200)</text:p>
      <text:p text:style-name="P4"/>
      <text:p text:style-name="P4">7:43 (lunes) - 7:59 (16 min)&amp;&amp;7:43 (lunes) - 7:59 (16 min)(Escuela Tcnica Superior de Arquitectura de Barcelona, 8511)</text:p>
      <text:p text:style-name="P4"/>
      <text:p text:style-name="P4">7:43 (lunes) - 7:59 (16 min)&amp;&amp; 5-9 min (3,0 km)</text:p>
      <text:p text:style-name="P4">por Av. Diagonal(Escuela Tcnica Superior de Arquitectura de Barcelona, 8950)</text:p>
      <text:p text:style-name="P4"/>
      <text:p text:style-name="P4"><text:s/>4:30 (lunes) - 7:30 (3 h)</text:p>
      <text:p text:style-name="P4">Camina AutobusN12 AutobusN18 &amp;&amp; 35-45 min (37,5 km)</text:p>
      <text:p text:style-name="P4">por A-2(Escuela Tcnica Superior de Arquitectura de Barcelona, 8292)</text:p>
      <text:p text:style-name="P4"/>
      <text:p text:style-name="P4"><text:s/>Entre 50 min y 1 h 5 min (68,0 km)&amp;&amp; Entre 50 min y 1 h 5 min (68,0 km)(Escuela Tcnica Superior de Arquitectura de Barcelona, 3204)</text:p>
      <text:p text:style-name="P4"/>
      <text:p text:style-name="P4"><text:s/>Entre 50 min y 1 h 5 min (68,0 km)&amp;&amp; Entre 50 min y 1 h 5 min (68,0 km)(Escuela Tcnica Superior de Arquitectura de Barcelona, 43700)</text:p>
      <text:p text:style-name="P4"/>
      <text:p text:style-name="P4">6:58 (lunes) - 7:46 (48 min)&amp;&amp; 14-20 min (13,2 km)</text:p>
      <text:p text:style-name="P4">por B-20(Escuela Tcnica Superior de Arquitectura de Barcelona, 8820)</text:p>
      <text:p text:style-name="P4"/>
      <text:p text:style-name="P4"><text:s/>40-55 min (50,0 km)</text:p>
      <text:p text:style-name="P4">por B-23 y AP-7&amp;&amp; 40-55 min (50,0 km)</text:p>
      <text:p text:style-name="P4">por B-23 y AP-7(Escuela Tcnica Superior de Arquitectura de Barcelona, 8733)</text:p>
      <text:p text:style-name="P4"/>
      <text:p text:style-name="P4"><text:s/>Entre 1 h y 1 h 20 min (87,6 km)&amp;&amp; Entre 1 h y 1 h 20 min (87,6 km)(Escuela Tcnica Superior de Arquitectura de Barcelona, 43714)</text:p>
      <text:p text:style-name="P4"/>
      <text:p text:style-name="P4">7:02 (lunes) - 7:49 (47 min)&amp;&amp; 12-30 min (4,9 km)</text:p>
      <text:p text:style-name="P4">por Av. Diagonal y C(Escuela Tcnica Superior de Arquitectura de Barcelona, 8004)</text:p>
      <text:p text:style-name="P4"/>
      <text:p text:style-name="P4">8:36 (domingo) - 15:08 (6 h 32 min)&amp;&amp;Entre 1 h 10 min y 1 h 25 min (75,0 km(Escuela Tcnica Superior de Arquitectura de Barcelona, 8559)</text:p>
      <text:p text:style-name="P4"/>
      <text:p text:style-name="P4">20:13 (domingo) - 6:18 (lunes) (10 h 5 min)&amp;&amp;Entre 6 h 10 min y 7 h 40 min (650 km(Escuela Tcnica Superior de Arquitectura de Barcelona, 28413)</text:p>
      <text:p text:style-name="P4"/>
      <text:p text:style-name="P4">18:13 (domingo) - 7:13 (lunes) (13 h)&amp;&amp;18:13 (domingo) - 7:13 (lunes) (13 h)(Escuela Tcnica Superior de Arquitectura de Barcelona, 7800)</text:p>
      <text:p text:style-name="P4"/>
      <text:p text:style-name="P4">18:13 (domingo) - 7:13 (lunes) (13 h)&amp;&amp; Entre 5 h y 6 h 30 min (560 km)(Escuela Tcnica Superior de Arquitectura de Barcelona, 20005)</text:p>
      <text:p text:style-name="P4"/>
      <text:p text:style-name="P4"><text:soft-page-break/>4:10 (lunes) - 7:32 (3 h 22 min)&amp;&amp; 35-50 min (56,5 km)</text:p>
      <text:p text:style-name="P4">por C-32(Escuela Tcnica Superior de Arquitectura de Barcelona, 43881)</text:p>
      <text:p text:style-name="P4"/>
      <text:p text:style-name="P4">5:11 (lunes) - 7:50 (2 h 39 min)&amp;&amp; 30-45 min (50,1 km)</text:p>
      <text:p text:style-name="P4">por C-32(Escuela Tcnica Superior de Arquitectura de Barcelona, 8880)</text:p>
      <text:p text:style-name="P4"/>
      <text:p text:style-name="P4"><text:s/>Entre 45 min y 1 h 5 min (70,4 km)&amp;&amp; Entre 45 min y 1 h 5 min (70,4 km)(Escuela Tcnica Superior de Arquitectura de Barcelona, 43839)</text:p>
      <text:p text:style-name="P4"/>
      <text:p text:style-name="P4">7:19 (lunes) - 7:53 (34 min)&amp;&amp; 10-18 min (6,2 km)</text:p>
      <text:p text:style-name="P4">por B-20(Escuela Tcnica Superior de Arquitectura de Barcelona, 8940)</text:p>
      <text:p text:style-name="P4"/>
      <text:p text:style-name="P4">5:59 (lunes) - 7:50 (1 h 51 min)&amp;&amp; 20-40 min (15,1 km)</text:p>
      <text:p text:style-name="P4">por C-16(Escuela Tcnica Superior de Arquitectura de Barcelona, 8173)</text:p>
      <text:p text:style-name="P4"/>
      <text:p text:style-name="P4"><text:s/>Entre 1 h 50 min y 2 h 20 min (165 km)&amp;&amp; Entre 1 h 50 min y 2 h 20 min (165 km)(Escuela Tcnica Superior de Arquitectura de Barcelona, 43784)</text:p>
      <text:p text:style-name="P4"/>
      <text:p text:style-name="P4"><text:s/>30-45 min (37,8 km)</text:p>
      <text:p text:style-name="P4">por A-2&amp;&amp; 30-45 min (37,8 km)</text:p>
      <text:p text:style-name="P4">por A-2(Escuela Tcnica Superior de Arquitectura de Barcelona, 8293)</text:p>
      <text:p text:style-name="P4"/>
      <text:p text:style-name="P4">18:48 (domingo) - 22:27 (3 h 39 min)&amp;&amp;18:48 (domingo) - 22:27 (3 h 39 min)(Escuela Tcnica Superior de Arquitectura de Barcelona, 7760)</text:p>
      <text:p text:style-name="P4"/>
      <text:p text:style-name="P4">18:48 (domingo) - 22:27 (3 h 39 min)&amp;&amp; Entre 1 h y 1 h 15 min (92,4 km)(Escuela Tcnica Superior de Arquitectura de Barcelona, 25200)</text:p>
      <text:p text:style-name="P4"/>
      <text:p text:style-name="P4">5:59 (lunes) - 7:41 (1 h 42 min)&amp;&amp; 22-40 min (19,2 km)</text:p>
      <text:p text:style-name="P4">por C-16(Escuela Tcnica Superior de Arquitectura de Barcelona, 8193)</text:p>
      <text:p text:style-name="P4"/>
      <text:p text:style-name="P4">10:56 (sábado) - 13:29 (2 h 33 min)&amp;&amp; 45-50 min (25,7 km)</text:p>
      <text:p text:style-name="P4">por A-2(Escuela Tcnica Superior de Arquitectura de Barcelona, 8769)</text:p>
      <text:p text:style-name="P4"/>
      <text:p text:style-name="P4"><text:s/>Entre 1 h y 1 h 20 min (68,4 km)&amp;&amp; Entre 1 h y 1 h 20 min (68,4 km)(Escuela Tcnica Superior de Arquitectura de Barcelona, 8183)</text:p>
      <text:p text:style-name="P4"/>
      <text:p text:style-name="P4"><text:s/>45-55 min (54,4 km)</text:p>
      <text:p text:style-name="P4">por C-32&amp;&amp; 45-55 min (54,4 km)</text:p>
      <text:p text:style-name="P4">por C-32(Escuela Tcnica Superior de Arquitectura de Barcelona, 8729)</text:p>
      <text:p text:style-name="P4"/>
      <text:p text:style-name="P4">6:31 (lunes) - 7:57 (1 h 26 min)&amp;&amp; 20-30 min (22,4 km)</text:p>
      <text:p text:style-name="P4">por B-20 y C-32(Escuela Tcnica Superior de Arquitectura de Barcelona, 8860)</text:p>
      <text:p text:style-name="P4"/>
      <text:p text:style-name="P4"><text:s/>Entre 1 h y 1 h 20 min (68,4 km)&amp;&amp; Entre 1 h y 1 h 20 min (68,4 km)(Escuela Tcnica Superior de Arquitectura de Barcelona, 8183)</text:p>
      <text:p text:style-name="P4"/>
      <text:p text:style-name="P4">5:53 (lunes) - 7:11 (1 h 18 min)&amp;&amp; 18-50 min (9,3 km)</text:p>
      <text:p text:style-name="P4">por Av. Diagonal y C(Escuela Tcnica Superior de Arquitectura de Barcelona, 8020)</text:p>
      <text:p text:style-name="P4"/>
      <text:p text:style-name="P4">4:30 (lunes) - 7:13 (2 h 43 min)&amp;&amp; Entre 50 min y 1 h 10 min (52,2 km)(Escuela Tcnica Superior de Arquitectura de Barcelona, 8211)</text:p>
      <text:p text:style-name="P4"><text:soft-page-break/></text:p>
      <text:p text:style-name="P4"><text:s/>4:15 (lunes) - 7:15 (3 h)</text:p>
      <text:p text:style-name="P4">AutobusN50 TrenR6 AutobusN&amp;&amp; 4:15 (lunes) - 7:15 (3 h)</text:p>
      <text:p text:style-name="P4">AutobusN50 TrenR6 AutobusN(Escuela Tcnica Superior de Arquitectura de Barcelona, 7720)</text:p>
      <text:p text:style-name="P4"/>
      <text:p text:style-name="P4"><text:s/>4:15 (lunes) - 7:15 (3 h)</text:p>
      <text:p text:style-name="P4">AutobusN50 TrenR6 AutobusN&amp;&amp; Entre 55 min y 1 h 10 min (73,0 km)(Escuela Tcnica Superior de Arquitectura de Barcelona, 8787)</text:p>
      <text:p text:style-name="P4"/>
      <text:p text:style-name="P4">Entre 1 h 15 min y 1 h 40 min (99,2 km&amp;&amp;Entre 1 h 15 min y 1 h 40 min (99,2 km(Escuela Tcnica Superior de Arquitectura de Barcelona, 8261)</text:p>
      <text:p text:style-name="P4"/>
      <text:p text:style-name="P4">5:11 (lunes) - 7:44 (2 h 33 min)&amp;&amp; 40-55 min (45,0 km)</text:p>
      <text:p text:style-name="P4">por B-20 y C-33(Escuela Tcnica Superior de Arquitectura de Barcelona, 8440)</text:p>
      <text:p text:style-name="P4"/>
      <text:p text:style-name="P4">16:00 (domingo) - 7:49 (lunes) (15 h 49 min&amp;&amp;5:34 (lunes) - 7:37 (2 h 3 min)(Escuela Tcnica Superior de Arquitectura de Barcelona, 15100)</text:p>
      <text:p text:style-name="P4"/>
      <text:p text:style-name="P4">5:34 (lunes) - 7:37 (2 h 3 min)&amp;&amp; 35-55 min (37,2 km)</text:p>
      <text:p text:style-name="P4">por B-20 y C-33(Escuela Tcnica Superior de Arquitectura de Barcelona, 8420)</text:p>
      <text:p text:style-name="P4"/>
      <text:p text:style-name="P4">4:30 (domingo) - 10:48 (6 h 18 min)&amp;&amp; Entre 45 min y 1 h (55,0 km)(Escuela Tcnica Superior de Arquitectura de Barcelona, 8360)</text:p>
      <text:p text:style-name="P4"/>
      <text:p text:style-name="P4"><text:s/>Entre 2 h y 2 h 30 min (147 km)&amp;&amp; Entre 2 h y 2 h 30 min (147 km)(Escuela Tcnica Superior de Arquitectura de Barcelona, 17867)</text:p>
      <text:p text:style-name="P4"/>
      <text:p text:style-name="P4">0:10 (lunes) - 7:19 (7 h 9 min)&amp;&amp; Entre 1 h 10 min y 1 h 40 min (110 km)(Escuela Tcnica Superior de Arquitectura de Barcelona, 43850)</text:p>
      <text:p text:style-name="P4"/>
      <text:p text:style-name="P4">Entre 9 h 10 min y 9 h 20 min (283 km&amp;&amp;Entre 9 h 10 min y 9 h 20 min (283 km(Escuela Tcnica Superior de Arquitectura de Barcelona, 7160)</text:p>
      <text:p text:style-name="P4"/>
      <text:p text:style-name="P4">18:58 (domingo) - 22:56 (3 h 58 min)&amp;&amp; Entre 1 h 15 min y 1 h 40 min (118 km)(Escuela Tcnica Superior de Arquitectura de Barcelona, 17251)</text:p>
      <text:p text:style-name="P4"/>
      <text:p text:style-name="P4">4:30 (lunes) - 6:42 (2 h 12 min)&amp;&amp; Entre 50 min y 1 h 10 min (66,3 km)(Escuela Tcnica Superior de Arquitectura de Barcelona, 8370)</text:p>
      <text:p text:style-name="P4"/>
      <text:p text:style-name="P4">4:30 (lunes) - 6:14 (1 h 44 min)&amp;&amp; 40-55 min (48,7 km)</text:p>
      <text:p text:style-name="P4">por B-20 y C-32(Escuela Tcnica Superior de Arquitectura de Barcelona, 8393)</text:p>
      <text:p text:style-name="P4"/>
      <text:p text:style-name="P4"><text:s/>Entre 55 min y 1 h 10 min (58,5 km)&amp;&amp; Entre 55 min y 1 h 10 min (58,5 km)(Escuela Tcnica Superior de Arquitectura de Barcelona, 8140)</text:p>
      <text:p text:style-name="P4"/>
      <text:p text:style-name="P4">4:10 (lunes) - 7:46 (3 h 36 min)&amp;&amp; Entre 40 min y 1 h (61,7 km)(Escuela Tcnica Superior de Arquitectura de Barcelona, 43820)</text:p>
      <text:p text:style-name="P4"/>
      <text:p text:style-name="P4">4:30 (lunes) - 7:14 (2 h 44 min)&amp;&amp; 35-55 min (36,5 km)</text:p>
      <text:p text:style-name="P4">por B-20(Escuela Tcnica Superior de Arquitectura de Barcelona, 8348)</text:p>
      <text:p text:style-name="P4"/>
      <text:p text:style-name="P4">5:53 (lunes) - 7:50 (1 h 57 min)&amp;&amp; 30-45 min (35,5 km)</text:p>
      <text:p text:style-name="P4"><text:soft-page-break/>por B-20 y C-32(Escuela Tcnica Superior de Arquitectura de Barcelona, 8349)</text:p>
      <text:p text:style-name="P4"/>
      <text:p text:style-name="P4"><text:s/>Entre 50 min y 1 h (55,5 km)&amp;&amp; Entre 50 min y 1 h (55,5 km)(Escuela Tcnica Superior de Arquitectura de Barcelona, 8718)</text:p>
      <text:p text:style-name="P4"/>
      <text:p text:style-name="P4">14:02 (domingo) - 17:24 (3 h 22 min)&amp;&amp; Entre 1 h 25 min y 1 h 50 min (136 km)(Escuela Tcnica Superior de Arquitectura de Barcelona, 17770)</text:p>
      <text:p text:style-name="P4"/>
      <text:p text:style-name="P4">21:13 (domingo) - 0:24 (lunes) (3 h 11 min)&amp;&amp; Entre 1 h y 1 h 20 min (80,1 km)(Escuela Tcnica Superior de Arquitectura de Barcelona, 17300)</text:p>
      <text:p text:style-name="P4"/>
      <text:p text:style-name="P4">22:25 (domingo) - 7:40 (lunes) (9 h 15 min)&amp;&amp;22:25 (domingo) - 7:40 (lunes) (9 h 15 min)(Escuela Tcnica Superior de Arquitectura de Barcelona, 7350)</text:p>
      <text:p text:style-name="P4"/>
      <text:p text:style-name="P4">22:25 (domingo) - 7:40 (lunes) (9 h 15 min)&amp;&amp;Entre 5 h 10 min y 6 h 40 min (600 km(Escuela Tcnica Superior de Arquitectura de Barcelona, 48005)</text:p>
      <text:p text:style-name="P4"/>
      <text:p text:style-name="P4">5:30 (lunes) - 7:23 (1 h 53 min)&amp;&amp; Entre 45 min y 1 h 5 min (48,0 km)(Escuela Tcnica Superior de Arquitectura de Barcelona, 8415)</text:p>
      <text:p text:style-name="P4"/>
      <text:p text:style-name="P4">4:15 (lunes) - 7:50 (3 h 35 min)&amp;&amp; Entre 1 h 5 min y 1 h 30 min (108 km)(Escuela Tcnica Superior de Arquitectura de Barcelona, 8600)</text:p>
      <text:p text:style-name="P4"/>
      <text:p text:style-name="P4">14:58 (sábado) - 19:19 (4 h 21 min)&amp;&amp;14:58 (sábado) - 19:19 (4 h 21 min)(Escuela Tcnica Superior de Arquitectura de Barcelona, 29631)</text:p>
      <text:p text:style-name="P4"/>
      <text:p text:style-name="P4">14:58 (sábado) - 19:19 (4 h 21 min)&amp;&amp; Entre 45 min y 1 h (64,9 km)(Escuela Tcnica Superior de Arquitectura de Barcelona, 43719)</text:p>
      <text:p text:style-name="P4"/>
      <text:p text:style-name="P4"><text:s/>35-45 min (29,5 km)</text:p>
      <text:p text:style-name="P4">por C-32&amp;&amp; 35-45 min (29,5 km)</text:p>
      <text:p text:style-name="P4">por C-32(Escuela Tcnica Superior de Arquitectura de Barcelona, 80016)</text:p>
      <text:p text:style-name="P4"/>
      <text:p text:style-name="P4"><text:s/>35-45 min (29,5 km)</text:p>
      <text:p text:style-name="P4">por C-32&amp;&amp; 35-45 min (29,5 km)</text:p>
      <text:p text:style-name="P4">por C-32(Escuela Tcnica Superior de Arquitectura de Barcelona, 8859)</text:p>
      <text:p text:style-name="P4"/>
      <text:p text:style-name="P4">7:32 (lunes) - 7:54 (22 min)&amp;&amp; 10-22 min (4,2 km)</text:p>
      <text:p text:style-name="P4">por Avinguda d'Isab(Escuela Tcnica Superior de Arquitectura de Barcelona, 0)</text:p>
      <text:p text:style-name="P4"/>
      <text:p text:style-name="P4">5:30 (lunes) - 7:54 (2 h 24 min)&amp;&amp; 30-50 min (35,0 km)</text:p>
      <text:p text:style-name="P4">por B-23 y AP-7(Escuela Tcnica Superior de Arquitectura de Barcelona, 8210)</text:p>
      <text:p text:style-name="P4"/>
      <text:p text:style-name="P4">22:25 (domingo) - 7:49 (lunes) (9 h 24 min)&amp;&amp;Entre 5 h 20 min y 6 h 50 min (606 km(Escuela Tcnica Superior de Arquitectura de Barcelona, 48902)</text:p>
      <text:p text:style-name="P4"/>
      <text:p text:style-name="P4"><text:s/>Entre 50 min y 1 h 5 min (68,0 km)&amp;&amp; Entre 50 min y 1 h 5 min (68,0 km)(Escuela Tcnica Superior de Arquitectura de Barcelona, 43700)</text:p>
      <text:p text:style-name="P4"/>
      <text:p text:style-name="P4">4:30 (lunes) - 7:24 (2 h 54 min)&amp;&amp; Entre 50 min y 1 h 10 min (63,0 km)(Escuela Tcnica Superior de Arquitectura de Barcelona, 8550)</text:p>
      <text:p text:style-name="P4"/>
      <text:p text:style-name="P4"><text:soft-page-break/>5:53 (lunes) - 7:57 (2 h 4 min)&amp;&amp; 24-45 min (23,4 km)</text:p>
      <text:p text:style-name="P4">por C-16(Escuela Tcnica Superior de Arquitectura de Barcelona, 8214)</text:p>
      <text:p text:style-name="P4"/>
      <text:p text:style-name="P4"><text:s/>Entre 1 h 15 min y 1 h 40 min (122 km)&amp;&amp; Entre 1 h 15 min y 1 h 40 min (122 km)(Escuela Tcnica Superior de Arquitectura de Barcelona, 4923)</text:p>
      <text:p text:style-name="P4"/>
      <text:p text:style-name="P4"><text:s/>Entre 1 h 15 min y 1 h 40 min (122 km)&amp;&amp; Entre 1 h 15 min y 1 h 40 min (122 km)(Escuela Tcnica Superior de Arquitectura de Barcelona, 25730)</text:p>
      <text:p text:style-name="P4"/>
      <text:p text:style-name="P4">4:30 (lunes) - 7:59 (3 h 29 min)&amp;&amp; Entre 50 min y 1 h 10 min (75,2 km)(Escuela Tcnica Superior de Arquitectura de Barcelona, 8271)</text:p>
      <text:p text:style-name="P4"/>
      <text:p text:style-name="P4">5:34 (lunes) - 7:36 (2 h 2 min)&amp;&amp; 35-50 min (41,5 km)</text:p>
      <text:p text:style-name="P4">por B-20 y C-32(Escuela Tcnica Superior de Arquitectura de Barcelona, 8310)</text:p>
      <text:p text:style-name="P4"/>
      <text:p text:style-name="P4">4:30 (lunes) - 6:19 (1 h 49 min)&amp;&amp; 40-55 min (51,7 km)</text:p>
      <text:p text:style-name="P4">por B-20 y C-32(Escuela Tcnica Superior de Arquitectura de Barcelona, 8350)</text:p>
      <text:p text:style-name="P4"/>
      <text:p text:style-name="P4"><text:s/>Entre 1 h 40 min y 2 h 20 min (176 km)&amp;&amp; Entre 1 h 40 min y 2 h 20 min (176 km)(Escuela Tcnica Superior de Arquitectura de Barcelona, 43870)</text:p>
      <text:p text:style-name="P4"/>
      <text:p text:style-name="P4">4:10 (lunes) - 7:12 (3 h 2 min)&amp;&amp; Entre 40 min y 1 h (43,0 km)(Escuela Tcnica Superior de Arquitectura de Barcelona, 8480)</text:p>
      <text:p text:style-name="P4"/>
      <text:p text:style-name="P4">4:50 (lunes) - 7:51 (3 h 1 min)&amp;&amp; 30-45 min (28,1 km)</text:p>
      <text:p text:style-name="P4">por B-20(Escuela Tcnica Superior de Arquitectura de Barcelona, 8328)</text:p>
      <text:p text:style-name="P4"/>
      <text:p text:style-name="P4"><text:s/>Entre 3 h y 4 h 10 min (343 km)&amp;&amp; Entre 3 h y 4 h 10 min (343 km)(Escuela Tcnica Superior de Arquitectura de Barcelona, 44549)</text:p>
      <text:p text:style-name="P4"/>
      <text:p text:style-name="P4">4:50 (lunes) - 7:41 (2 h 51 min)&amp;&amp;Entre 1 h 5 min y 1 h 25 min (90,3 km(Escuela Tcnica Superior de Arquitectura de Barcelona, 8570)</text:p>
      <text:p text:style-name="P4"/>
      <text:p text:style-name="P4">5:59 (lunes) - 7:46 (1 h 47 min)&amp;&amp; 20-30 min (27,1 km)</text:p>
      <text:p text:style-name="P4">por A-2(Escuela Tcnica Superior de Arquitectura de Barcelona, 8630)</text:p>
      <text:p text:style-name="P4"/>
      <text:p text:style-name="P4">4:10 (lunes) - 7:49 (3 h 39 min)&amp;&amp;Entre 2 h 40 min y 3 h 50 min (303 km(UPC Escuela Superior de Ingenieras Industrial, Aeroespacial y Audiovisual, 50008)</text:p>
      <text:p text:style-name="P4"/>
      <text:p text:style-name="P4">5:51 (lunes) - 7:48 (1 h 57 min)&amp;&amp;5:51 (lunes) - 7:48 (1 h 57 min)(UPC Escuela Superior de Ingenieras Industrial, Aeroespacial y Audiovisual, 1010)</text:p>
      <text:p text:style-name="P4"/>
      <text:p text:style-name="P4">5:51 (lunes) - 7:48 (1 h 57 min)&amp;&amp;5:51 (lunes) - 7:48 (1 h 57 min)(UPC Escuela Superior de Ingenieras Industrial, Aeroespacial y Audiovisual, 12500)</text:p>
      <text:p text:style-name="P4"/>
      <text:p text:style-name="P4">5:51 (lunes) - 7:48 (1 h 57 min)&amp;&amp; 35-50 min (33,3 km)</text:p>
      <text:p text:style-name="P4">por B-20 y C-32(UPC Escuela Superior de Ingenieras Industrial, Aeroespacial y Audiovisual, 8339)</text:p>
      <text:p text:style-name="P4"/>
      <text:p text:style-name="P4">4:10 (lunes) - 7:44 (3 h 34 min)&amp;&amp; Entre 50 min y 1 h 10 min (66,5 km)(UPC Escuela Superior de Ingenieras Industrial, Aeroespacial y Audiovisual, 8800)</text:p>
      <text:p text:style-name="P4"/>
      <text:p text:style-name="P4">5:34 (lunes) - 7:47 (2 h 13 min)&amp;&amp; 35-50 min (36,2 km)</text:p>
      <text:p text:style-name="P4"><text:soft-page-break/>por B-20 y C-33(UPC Escuela Superior de Ingenieras Industrial, Aeroespacial y Audiovisual, 8410)</text:p>
      <text:p text:style-name="P4"/>
      <text:p text:style-name="P4">5:14 (lunes) - 7:26 (2 h 12 min)&amp;&amp; 40-55 min (45,6 km)</text:p>
      <text:p text:style-name="P4">por C-33(UPC Escuela Superior de Ingenieras Industrial, Aeroespacial y Audiovisual, 8450)</text:p>
      <text:p text:style-name="P4"/>
      <text:p text:style-name="P4">17:28 (domingo) - 22:14 (4 h 46 min)&amp;&amp; Entre 40 min y 1 h (52,0 km)(UPC Escuela Superior de Ingenieras Industrial, Aeroespacial y Audiovisual, 8720)</text:p>
      <text:p text:style-name="P4"/>
      <text:p text:style-name="P4">5:51 (lunes) - 7:42 (1 h 51 min)&amp;&amp; 26-45 min (29,4 km)</text:p>
      <text:p text:style-name="P4">por C-16(UPC Escuela Superior de Ingenieras Industrial, Aeroespacial y Audiovisual, 8232)</text:p>
      <text:p text:style-name="P4"/>
      <text:p text:style-name="P4">7:00 (lunes) - 7:52 (52 min)&amp;&amp; 14-26 min (15,4 km)</text:p>
      <text:p text:style-name="P4">por C-31(UPC Escuela Superior de Ingenieras Industrial, Aeroespacial y Audiovisual, 8840)</text:p>
      <text:p text:style-name="P4"/>
      <text:p text:style-name="P4"><text:s/>Entre 3 h 30 min y 4 h 20 min (315 km)&amp;&amp; Entre 3 h 30 min y 4 h 20 min (315 km)(UPC Escuela Superior de Ingenieras Industrial, Aeroespacial y Audiovisual, 25539)</text:p>
      <text:p text:style-name="P4"/>
      <text:p text:style-name="P4">5:25 (lunes) - 7:28 (2 h 3 min)&amp;&amp; Entre 1 h 25 min y 2 h (149 km)(UPC Escuela Superior de Ingenieras Industrial, Aeroespacial y Audiovisual, 8500)</text:p>
      <text:p text:style-name="P4"/>
      <text:p text:style-name="P4"><text:s/>Entre 1 h 25 min y 2 h (149 km)&amp;&amp; Entre 1 h 25 min y 2 h (149 km)(UPC Escuela Superior de Ingenieras Industrial, Aeroespacial y Audiovisual, 43890)</text:p>
      <text:p text:style-name="P4"/>
      <text:p text:style-name="P4">6:48 (lunes) - 7:50 (1 h 2 min)&amp;&amp; 35-50 min (30,4 km)</text:p>
      <text:p text:style-name="P4">por B-24(UPC Escuela Superior de Ingenieras Industrial, Aeroespacial y Audiovisual, 8759)</text:p>
      <text:p text:style-name="P4"/>
      <text:p text:style-name="P4">5:58 (lunes) - 7:42 (1 h 44 min)&amp;&amp; Entre 40 min y 1 h 5 min (48,1 km)(UPC Escuela Superior de Ingenieras Industrial, Aeroespacial y Audiovisual, 8785)</text:p>
      <text:p text:style-name="P4"/>
      <text:p text:style-name="P4">22:45 (domingo) - 6:47 (lunes) (8 h 2 min)&amp;&amp;Entre 3 h 10 min y 4 h 20 min (358 km(UPC Escuela Superior de Ingenieras Industrial, Aeroespacial y Audiovisual, 46019)</text:p>
      <text:p text:style-name="P4"/>
      <text:p text:style-name="P4">4:18 (lunes) - 5:03 (45 min)&amp;&amp; 16-24 min (14,3 km)</text:p>
      <text:p text:style-name="P4">por C-58(UPC Escuela Superior de Ingenieras Industrial, Aeroespacial y Audiovisual, 8233)</text:p>
      <text:p text:style-name="P4"/>
      <text:p text:style-name="P4">19:08 (domingo) - 7:42 (lunes) (12 h 34 min&amp;&amp;19:08 (domingo) - 7:42 (lunes) (12 h 34 min(UPC Escuela Superior de Ingenieras Industrial, Aeroespacial y Audiovisual, 17133)</text:p>
      <text:p text:style-name="P4"/>
      <text:p text:style-name="P4">19:08 (domingo) - 7:42 (lunes) (12 h 34 min&amp;&amp; Entre 1 h 40 min y 2 h 20 min (197 km)(UPC Escuela Superior de Ingenieras Industrial, Aeroespacial y Audiovisual, 43550)</text:p>
      <text:p text:style-name="P4"/>
      <text:p text:style-name="P4">4:14 (lunes) - 6:37 (2 h 23 min)&amp;&amp; 30-45 min (33,1 km)</text:p>
      <text:p text:style-name="P4">por A-2(UPC Escuela Superior de Ingenieras Industrial, Aeroespacial y Audiovisual, 8231)</text:p>
      <text:p text:style-name="P4"/>
      <text:p text:style-name="P4"><text:s/>Entre 3 h y 3 h 30 min (224 km)&amp;&amp; Entre 3 h y 3 h 30 min (224 km)(UPC Escuela Superior de Ingenieras Industrial, Aeroespacial y Audiovisual, 25620)</text:p>
      <text:p text:style-name="P4"/>
      <text:p text:style-name="P4"><text:s/>Entre 2 h 10 min y 2 h 50 min (188 km)&amp;&amp; Entre 2 h 10 min y 2 h 50 min (188 km)(UPC Escuela Superior de Ingenieras Industrial, Aeroespacial y Audiovisual, 43500)</text:p>
      <text:p text:style-name="P4"/>
      <text:p text:style-name="P4">6:53 (lunes) - 7:57 (1 h 4 min)&amp;&amp; 24-40 min (19,6 km)</text:p>
      <text:p text:style-name="P4"><text:soft-page-break/>por B-23 y BV-2005(UPC Escuela Superior de Ingenieras Industrial, Aeroespacial y Audiovisual, 8629)</text:p>
      <text:p text:style-name="P4"/>
      <text:p text:style-name="P4">5:52 (lunes) - 7:45 (1 h 53 min)&amp;&amp; Entre 50 min y 1 h 15 min (80,3 km)(UPC Escuela Superior de Ingenieras Industrial, Aeroespacial y Audiovisual, 43830)</text:p>
      <text:p text:style-name="P4"/>
      <text:p text:style-name="P4">4:54 (lunes) - 7:41 (2 h 47 min)&amp;&amp;Entre 1 h 5 min y 1 h 25 min (89,1 km(UPC Escuela Superior de Ingenieras Industrial, Aeroespacial y Audiovisual, 8570)</text:p>
      <text:p text:style-name="P4"/>
      <text:p text:style-name="P4"><text:s/>Entre 1 h 50 min y 2 h 30 min (162 km)&amp;&amp; Entre 1 h 50 min y 2 h 30 min (162 km)(UPC Escuela Superior de Ingenieras Industrial, Aeroespacial y Audiovisual, 43746)</text:p>
      <text:p text:style-name="P4"/>
      <text:p text:style-name="P4">5:18 (lunes) - 7:36 (2 h 18 min)&amp;&amp; 30-55 min (31,2 km)</text:p>
      <text:p text:style-name="P4">por C-58(UPC Escuela Superior de Ingenieras Industrial, Aeroespacial y Audiovisual, 8391)</text:p>
      <text:p text:style-name="P4"/>
      <text:p text:style-name="P4">5:51 (lunes) - 6:35 (44 min)&amp;&amp; 10-30 min (5,2 km)</text:p>
      <text:p text:style-name="P4">por Av. Diagonal(UPC Escuela Superior de Ingenieras Industrial, Aeroespacial y Audiovisual, 8009)</text:p>
      <text:p text:style-name="P4"/>
      <text:p text:style-name="P4">4:34 (lunes) - 7:41 (3 h 7 min)&amp;&amp; 35-50 min (29,2 km)</text:p>
      <text:p text:style-name="P4">por B-20(UPC Escuela Superior de Ingenieras Industrial, Aeroespacial y Audiovisual, 8329)</text:p>
      <text:p text:style-name="P4"/>
      <text:p text:style-name="P4">18:51 (domingo) - 22:06 (3 h 15 min)&amp;&amp; Entre 1 h 5 min y 1 h 30 min (105 km)(UPC Escuela Superior de Ingenieras Industrial, Aeroespacial y Audiovisual, 25300)</text:p>
      <text:p text:style-name="P4"/>
      <text:p text:style-name="P4">5:52 (lunes) - 7:55 (2 h 3 min)&amp;&amp; Entre 1 h y 1 h 30 min (94,0 km)(UPC Escuela Superior de Ingenieras Industrial, Aeroespacial y Audiovisual, 43001)</text:p>
      <text:p text:style-name="P4"/>
      <text:p text:style-name="P4"><text:s/>Entre 1 h y 1 h 20 min (70,7 km)&amp;&amp; Entre 1 h y 1 h 20 min (70,7 km)(UPC Escuela Superior de Ingenieras Industrial, Aeroespacial y Audiovisual, 8552)</text:p>
      <text:p text:style-name="P4"/>
      <text:p text:style-name="P4"><text:s/>Entre 1 h 30 min y 2 h (125 km)&amp;&amp; Entre 1 h 30 min y 2 h (125 km)(UPC Escuela Superior de Ingenieras Industrial, Aeroespacial y Audiovisual, 17166)</text:p>
      <text:p text:style-name="P4"/>
      <text:p text:style-name="P4">18:17 (domingo) - 22:03 (3 h 46 min)&amp;&amp; Entre 55 min y 1 h 20 min (72,9 km)(UPC Escuela Superior de Ingenieras Industrial, Aeroespacial y Audiovisual, 8260)</text:p>
      <text:p text:style-name="P4"/>
      <text:p text:style-name="P4">23:10 (domingo) - 7:56 (lunes) (8 h 46 min)&amp;&amp;Entre 1 h 15 min y 1 h 50 min (104 km(UPC Escuela Superior de Ingenieras Industrial, Aeroespacial y Audiovisual, 25280)</text:p>
      <text:p text:style-name="P4"/>
      <text:p text:style-name="P4"><text:s/>35-50 min (35,6 km)</text:p>
      <text:p text:style-name="P4">por C-32&amp;&amp; 35-50 min (35,6 km)</text:p>
      <text:p text:style-name="P4">por C-32(UPC Escuela Superior de Ingenieras Industrial, Aeroespacial y Audiovisual, 8870)</text:p>
      <text:p text:style-name="P4"/>
      <text:p text:style-name="P4">4:10 (lunes) - 7:55 (3 h 45 min)&amp;&amp; Entre 55 min y 1 h 15 min (67,7 km)(UPC Escuela Superior de Ingenieras Industrial, Aeroespacial y Audiovisual, 8553)</text:p>
      <text:p text:style-name="P4"/>
      <text:p text:style-name="P4">6:18 (lunes) - 7:56 (1 h 38 min)&amp;&amp; 26-40 min (17,3 km)</text:p>
      <text:p text:style-name="P4">por C-1415a(UPC Escuela Superior de Ingenieras Industrial, Aeroespacial y Audiovisual, 8181)</text:p>
      <text:p text:style-name="P4"/>
      <text:p text:style-name="P4"><text:s/>40-55 min (49,8 km)</text:p>
      <text:p text:style-name="P4">por C-16&amp;&amp; 40-55 min (49,8 km)</text:p>
      <text:p text:style-name="P4">por C-16(UPC Escuela Superior de Ingenieras Industrial, Aeroespacial y Audiovisual, 99999)</text:p>
      <text:p text:style-name="P4"><text:soft-page-break/></text:p>
      <text:p text:style-name="P4"><text:s/>40-55 min (49,8 km)</text:p>
      <text:p text:style-name="P4">por C-16&amp;&amp; 40-55 min (49,8 km)</text:p>
      <text:p text:style-name="P4">por C-16(UPC Escuela Superior de Ingenieras Industrial, Aeroespacial y Audiovisual, 8251)</text:p>
      <text:p text:style-name="P4"/>
      <text:p text:style-name="P4">6:18 (lunes) - 7:49 (1 h 31 min)&amp;&amp; 22-40 min (18,9 km)</text:p>
      <text:p text:style-name="P4">por C-58(UPC Escuela Superior de Ingenieras Industrial, Aeroespacial y Audiovisual, 8130)</text:p>
      <text:p text:style-name="P4"/>
      <text:p text:style-name="P4">5:34 (lunes) - 7:47 (2 h 13 min)&amp;&amp; 35-50 min (30,7 km)</text:p>
      <text:p text:style-name="P4">por B-20(UPC Escuela Superior de Ingenieras Industrial, Aeroespacial y Audiovisual, 8106)</text:p>
      <text:p text:style-name="P4"/>
      <text:p text:style-name="P4"><text:s/>Entre 45 min y 1 h 5 min (58,8 km)&amp;&amp; Entre 45 min y 1 h 5 min (58,8 km)(UPC Escuela Superior de Ingenieras Industrial, Aeroespacial y Audiovisual, 8730)</text:p>
      <text:p text:style-name="P4"/>
      <text:p text:style-name="P4">7:18 (lunes) - 7:55 (37 min)&amp;&amp;7:18 (lunes) - 7:55 (37 min)(UPC Escuela Superior de Ingenieras Industrial, Aeroespacial y Audiovisual, 7840)</text:p>
      <text:p text:style-name="P4"/>
      <text:p text:style-name="P4">7:18 (lunes) - 7:55 (37 min)&amp;&amp; 14-26 min (13,9 km)</text:p>
      <text:p text:style-name="P4">por B-23(UPC Escuela Superior de Ingenieras Industrial, Aeroespacial y Audiovisual, 8690)</text:p>
      <text:p text:style-name="P4"/>
      <text:p text:style-name="P4">5:58 (lunes) - 7:59 (2 h 1 min)&amp;&amp; Entre 40 min y 1 h (56,8 km)(UPC Escuela Superior de Ingenieras Industrial, Aeroespacial y Audiovisual, 8295)</text:p>
      <text:p text:style-name="P4"/>
      <text:p text:style-name="P4">4:11 (lunes) - 7:09 (2 h 58 min)&amp;&amp; Entre 45 min y 1 h 5 min (69,6 km)(UPC Escuela Superior de Ingenieras Industrial, Aeroespacial y Audiovisual, 8253)</text:p>
      <text:p text:style-name="P4"/>
      <text:p text:style-name="P4">1:40 (lunes) - 4:55 (3 h 15 min)&amp;&amp; 35-55 min (45,3 km)</text:p>
      <text:p text:style-name="P4">por AP-7(UPC Escuela Superior de Ingenieras Industrial, Aeroespacial y Audiovisual, 8770)</text:p>
      <text:p text:style-name="P4"/>
      <text:p text:style-name="P4">5:51 (lunes) - 7:32 (1 h 41 min)&amp;&amp; 26-45 min (24,7 km)</text:p>
      <text:p text:style-name="P4">por C-16(UPC Escuela Superior de Ingenieras Industrial, Aeroespacial y Audiovisual, 8192)</text:p>
      <text:p text:style-name="P4"/>
      <text:p text:style-name="P4">19:32 (domingo) - 21:36 (2 h 4 min)&amp;&amp; Entre 45 min y 1 h 5 min (55,3 km)(UPC Escuela Superior de Ingenieras Industrial, Aeroespacial y Audiovisual, 8777)</text:p>
      <text:p text:style-name="P4"/>
      <text:p text:style-name="P4">4:34 (lunes) - 6:46 (2 h 12 min)&amp;&amp; Entre 40 min y 1 h (56,6 km)(UPC Escuela Superior de Ingenieras Industrial, Aeroespacial y Audiovisual, 8395)</text:p>
      <text:p text:style-name="P4"/>
      <text:p text:style-name="P4"><text:s/>Entre 55 min y 1 h 10 min (64,0 km)&amp;&amp; Entre 55 min y 1 h 10 min (64,0 km)(UPC Escuela Superior de Ingenieras Industrial, Aeroespacial y Audiovisual, 8458)</text:p>
      <text:p text:style-name="P4"/>
      <text:p text:style-name="P4">2:14 (lunes) - 7:46 (5 h 32 min)&amp;&amp;2:14 (lunes) - 7:46 (5 h 32 min)(UPC Escuela Superior de Ingenieras Industrial, Aeroespacial y Audiovisual, 7710)</text:p>
      <text:p text:style-name="P4"/>
      <text:p text:style-name="P4">2:14 (lunes) - 7:46 (5 h 32 min)&amp;&amp; 30-50 min (35,0 km)</text:p>
      <text:p text:style-name="P4">por B-23(UPC Escuela Superior de Ingenieras Industrial, Aeroespacial y Audiovisual, 8791)</text:p>
      <text:p text:style-name="P4"/>
      <text:p text:style-name="P4">7:23 (lunes) - 7:51 (28 min)&amp;&amp; 10-22 min (7,0 km)</text:p>
      <text:p text:style-name="P4">por Av. Diagonal y B(UPC Escuela Superior de Ingenieras Industrial, Aeroespacial y Audiovisual, 8960)</text:p>
      <text:p text:style-name="P4"/>
      <text:p text:style-name="P4"><text:soft-page-break/><text:s/>Entre 1 h y 1 h 25 min (95,1 km)&amp;&amp; Entre 1 h y 1 h 25 min (95,1 km)(UPC Escuela Superior de Ingenieras Industrial, Aeroespacial y Audiovisual, 8504)</text:p>
      <text:p text:style-name="P4"/>
      <text:p text:style-name="P4">4:11 (lunes) - 7:57 (3 h 46 min)&amp;&amp;4:11 (lunes) - 7:57 (3 h 46 min)(UPC Escuela Superior de Ingenieras Industrial, Aeroespacial y Audiovisual, 7817)</text:p>
      <text:p text:style-name="P4"/>
      <text:p text:style-name="P4">4:11 (lunes) - 7:57 (3 h 46 min)&amp;&amp; Entre 45 min y 1 h 10 min (62,6 km)(UPC Escuela Superior de Ingenieras Industrial, Aeroespacial y Audiovisual, 8250)</text:p>
      <text:p text:style-name="P4"/>
      <text:p text:style-name="P4">15:27 (sábado) - 19:36 (4 h 9 min)&amp;&amp;Entre 1 h 5 min y 1 h 25 min (85,1 km(UPC Escuela Superior de Ingenieras Industrial, Aeroespacial y Audiovisual, 8512)</text:p>
      <text:p text:style-name="P4"/>
      <text:p text:style-name="P4">2:40 (lunes) - 7:18 (4 h 38 min)&amp;&amp; 26-40 min (36,6 km)</text:p>
      <text:p text:style-name="P4">por C-16(UPC Escuela Superior de Ingenieras Industrial, Aeroespacial y Audiovisual, 8272)</text:p>
      <text:p text:style-name="P4"/>
      <text:p text:style-name="P4">5:18 (lunes) - 7:41 (2 h 23 min)&amp;&amp; 30-50 min (29,0 km)</text:p>
      <text:p text:style-name="P4">por AP-7(UPC Escuela Superior de Ingenieras Industrial, Aeroespacial y Audiovisual, 8105)</text:p>
      <text:p text:style-name="P4"/>
      <text:p text:style-name="P4">4:54 (lunes) - 7:34 (2 h 40 min)&amp;&amp; Entre 45 min y 1 h 5 min (45,2 km)(UPC Escuela Superior de Ingenieras Industrial, Aeroespacial y Audiovisual, 8182)</text:p>
      <text:p text:style-name="P4"/>
      <text:p text:style-name="P4">6:02 (lunes) - 7:35 (1 h 33 min)&amp;&amp; 28-45 min (32,8 km)</text:p>
      <text:p text:style-name="P4">por B-23 y AP-7(UPC Escuela Superior de Ingenieras Industrial, Aeroespacial y Audiovisual, 8635)</text:p>
      <text:p text:style-name="P4"/>
      <text:p text:style-name="P4"><text:s/>56 min (3,9 km)</text:p>
      <text:p text:style-name="P4">por Pg. de la Bonanova&amp;&amp; 10-22 min (5,9 km)</text:p>
      <text:p text:style-name="P4">por B-20(UPC Escuela Superior de Ingenieras Industrial, Aeroespacial y Audiovisual, 8022)</text:p>
      <text:p text:style-name="P4"/>
      <text:p text:style-name="P4"><text:s/>Entre 1 h y 1 h 15 min (62,6 km)&amp;&amp; Entre 1 h y 1 h 15 min (62,6 km)(UPC Escuela Superior de Ingenieras Industrial, Aeroespacial y Audiovisual, 8470)</text:p>
      <text:p text:style-name="P4"/>
      <text:p text:style-name="P4">7:23 (lunes) - 7:57 (34 min)&amp;&amp; 14-26 min (12,9 km)</text:p>
      <text:p text:style-name="P4">por B-20(UPC Escuela Superior de Ingenieras Industrial, Aeroespacial y Audiovisual, 8830)</text:p>
      <text:p text:style-name="P4"/>
      <text:p text:style-name="P4">2:14 (lunes) - 6:58 (4 h 44 min)&amp;&amp; Entre 50 min y 1 h 5 min (51,4 km)(UPC Escuela Superior de Ingenieras Industrial, Aeroespacial y Audiovisual, 8459)</text:p>
      <text:p text:style-name="P4"/>
      <text:p text:style-name="P4">4:10 (lunes) - 6:25 (2 h 15 min)&amp;&amp; Entre 45 min y 1 h 5 min (54,8 km)(UPC Escuela Superior de Ingenieras Industrial, Aeroespacial y Audiovisual, 8392)</text:p>
      <text:p text:style-name="P4"/>
      <text:p text:style-name="P4">5:34 (lunes) - 7:31 (1 h 57 min)&amp;&amp; 20-35 min (14,9 km)</text:p>
      <text:p text:style-name="P4">por B-20(UPC Escuela Superior de Ingenieras Industrial, Aeroespacial y Audiovisual, 8030)</text:p>
      <text:p text:style-name="P4"/>
      <text:p text:style-name="P4">5:14 (lunes) - 7:40 (2 h 26 min)&amp;&amp; Entre 1 h 5 min y 1 h 25 min (102 km)(UPC Escuela Superior de Ingenieras Industrial, Aeroespacial y Audiovisual, 17190)</text:p>
      <text:p text:style-name="P4"/>
      <text:p text:style-name="P4">22:45 (domingo) - 7:48 (lunes) (9 h 3 min)&amp;&amp; Entre 1 h 10 min y 1 h 40 min (120 km)(UPC Escuela Superior de Ingenieras Industrial, Aeroespacial y Audiovisual, 43840)</text:p>
      <text:p text:style-name="P4"/>
      <text:p text:style-name="P4">7:13 (lunes) - 7:54 (41 min)&amp;&amp; 14-35 min (8,0 km)</text:p>
      <text:p text:style-name="P4">por N-150 y Ctra. de(UPC Escuela Superior de Ingenieras Industrial, Aeroespacial y Audiovisual, 8201)</text:p>
      <text:p text:style-name="P4"><text:soft-page-break/></text:p>
      <text:p text:style-name="P4"><text:s/>5:58 (lunes) - 7:58 (2 h)</text:p>
      <text:p text:style-name="P4">Autobus567 Camina AutobusMB3 &amp;&amp; 26-45 min (22,7 km)</text:p>
      <text:p text:style-name="P4">por C-16(UPC Escuela Superior de Ingenieras Industrial, Aeroespacial y Audiovisual, 8191)</text:p>
      <text:p text:style-name="P4"/>
      <text:p text:style-name="P4"><text:s/>Entre 2 h y 2 h 40 min (171 km)&amp;&amp; Entre 2 h y 2 h 40 min (171 km)(UPC Escuela Superior de Ingenieras Industrial, Aeroespacial y Audiovisual, 17480)</text:p>
      <text:p text:style-name="P4"/>
      <text:p text:style-name="P4">4:34 (lunes) - 7:13 (2 h 39 min)&amp;&amp;4:34 (lunes) - 7:13 (2 h 39 min)(UPC Escuela Superior de Ingenieras Industrial, Aeroespacial y Audiovisual, 4720)</text:p>
      <text:p text:style-name="P4"/>
      <text:p text:style-name="P4">4:34 (lunes) - 7:13 (2 h 39 min)&amp;&amp; Entre 45 min y 1 h 15 min (43,9 km)(UPC Escuela Superior de Ingenieras Industrial, Aeroespacial y Audiovisual, 8211)</text:p>
      <text:p text:style-name="P4"/>
      <text:p text:style-name="P4"><text:s/>Entre 1 h 25 min y 1 h 50 min (113 km)&amp;&amp; Entre 1 h 25 min y 1 h 50 min (113 km)(UPC Escuela Superior de Ingenieras Industrial, Aeroespacial y Audiovisual, 17500)</text:p>
      <text:p text:style-name="P4"/>
      <text:p text:style-name="P4">5:14 (lunes) - 7:50 (2 h 36 min)&amp;&amp; Entre 1 h 5 min y 1 h 40 min (107 km)(UPC Escuela Superior de Ingenieras Industrial, Aeroespacial y Audiovisual, 43202)</text:p>
      <text:p text:style-name="P4"/>
      <text:p text:style-name="P4">19:23 (domingo) - 23:52 (4 h 29 min)&amp;&amp; Entre 1 h 40 min y 2 h 20 min (147 km)(UPC Escuela Superior de Ingenieras Industrial, Aeroespacial y Audiovisual, 17520)</text:p>
      <text:p text:style-name="P4"/>
      <text:p text:style-name="P4">5:51 (lunes) - 7:26 (1 h 35 min)&amp;&amp; 30-45 min (31,3 km)</text:p>
      <text:p text:style-name="P4">por B-20 y C-32(UPC Escuela Superior de Ingenieras Industrial, Aeroespacial y Audiovisual, 8330)</text:p>
      <text:p text:style-name="P4"/>
      <text:p text:style-name="P4"><text:s/>Entre 1 h 25 min y 1 h 50 min (124 km)&amp;&amp; Entre 1 h 25 min y 1 h 50 min (124 km)(UPC Escuela Superior de Ingenieras Industrial, Aeroespacial y Audiovisual, 17834)</text:p>
      <text:p text:style-name="P4"/>
      <text:p text:style-name="P4">5:51 (lunes) - 7:52 (2 h 1 min)&amp;&amp; 30-55 min (29,8 km)</text:p>
      <text:p text:style-name="P4">por C-16 y AP-7(UPC Escuela Superior de Ingenieras Industrial, Aeroespacial y Audiovisual, 8213)</text:p>
      <text:p text:style-name="P4"/>
      <text:p text:style-name="P4">15:43 (domingo) - 7:49 (lunes) (16 h 6 min)&amp;&amp;4:34 (lunes) - 6:48 (2 h 14 min)(UPC Escuela Superior de Ingenieras Industrial, Aeroespacial y Audiovisual, 36995)</text:p>
      <text:p text:style-name="P4"/>
      <text:p text:style-name="P4">4:34 (lunes) - 6:48 (2 h 14 min)&amp;&amp; Entre 50 min y 1 h 5 min (64,1 km)(UPC Escuela Superior de Ingenieras Industrial, Aeroespacial y Audiovisual, 8397)</text:p>
      <text:p text:style-name="P4"/>
      <text:p text:style-name="P4">6:02 (lunes) - 7:59 (1 h 57 min)&amp;&amp; Entre 40 min y 1 h (43,8 km)(UPC Escuela Superior de Ingenieras Industrial, Aeroespacial y Audiovisual, 8784)</text:p>
      <text:p text:style-name="P4"/>
      <text:p text:style-name="P4">6:01 (lunes) - 7:46 (1 h 45 min)&amp;&amp; 26-45 min (26,5 km)</text:p>
      <text:p text:style-name="P4">por C-58 y AP-7(UPC Escuela Superior de Ingenieras Industrial, Aeroespacial y Audiovisual, 8150)</text:p>
      <text:p text:style-name="P4"/>
      <text:p text:style-name="P4">3:40 (lunes) - 7:45 (4 h 5 min)&amp;&amp;3:40 (lunes) - 7:45 (4 h 5 min)(UPC Escuela Superior de Ingenieras Industrial, Aeroespacial y Audiovisual, 7006)</text:p>
      <text:p text:style-name="P4"/>
      <text:p text:style-name="P4">3:40 (lunes) - 7:45 (4 h 5 min)&amp;&amp; Entre 35 min y 1 h (31,8 km)(UPC Escuela Superior de Ingenieras Industrial, Aeroespacial y Audiovisual, 8753)</text:p>
      <text:p text:style-name="P4"/>
      <text:p text:style-name="P4">5:51 (lunes) - 7:55 (2 h 4 min)&amp;&amp; 35-50 min (34,5 km)</text:p>
      <text:p text:style-name="P4">por B-20 y C-59(UPC Escuela Superior de Ingenieras Industrial, Aeroespacial y Audiovisual, 8184)</text:p>
      <text:p text:style-name="P4"><text:soft-page-break/></text:p>
      <text:p text:style-name="P4">4:34 (lunes) - 7:41 (3 h 7 min)&amp;&amp; Entre 50 min y 1 h 10 min (72,1 km)(UPC Escuela Superior de Ingenieras Industrial, Aeroespacial y Audiovisual, 8389)</text:p>
      <text:p text:style-name="P4"/>
      <text:p text:style-name="P4"><text:s/>Entre 1 h 25 min y 2 h (117 km)&amp;&amp; Entre 1 h 25 min y 2 h (117 km)(UPC Escuela Superior de Ingenieras Industrial, Aeroespacial y Audiovisual, 17800)</text:p>
      <text:p text:style-name="P4"/>
      <text:p text:style-name="P4"><text:s/>Entre 1 h 5 min y 1 h 40 min (101 km)&amp;&amp; Entre 1 h 5 min y 1 h 40 min (101 km)(UPC Escuela Superior de Ingenieras Industrial, Aeroespacial y Audiovisual, 8516)</text:p>
      <text:p text:style-name="P4"/>
      <text:p text:style-name="P4">6:02 (lunes) - 7:57 (1 h 55 min)&amp;&amp; 35-50 min (36,5 km)</text:p>
      <text:p text:style-name="P4">por A-2(UPC Escuela Superior de Ingenieras Industrial, Aeroespacial y Audiovisual, 8640)</text:p>
      <text:p text:style-name="P4"/>
      <text:p text:style-name="P4">19:01 (domingo) - 21:10 (2 h 9 min)&amp;&amp; 30-50 min (37,5 km)</text:p>
      <text:p text:style-name="P4">por N-340(UPC Escuela Superior de Ingenieras Industrial, Aeroespacial y Audiovisual, 8739)</text:p>
      <text:p text:style-name="P4"/>
      <text:p text:style-name="P4"><text:s/>35-55 min (53,3 km)</text:p>
      <text:p text:style-name="P4">por B-23 y AP-7&amp;&amp; 35-55 min (53,3 km)</text:p>
      <text:p text:style-name="P4">por B-23 y AP-7(UPC Escuela Superior de Ingenieras Industrial, Aeroespacial y Audiovisual, 8734)</text:p>
      <text:p text:style-name="P4"/>
      <text:p text:style-name="P4">16:47 (domingo) - 7:19 (lunes) (14 h 32 min&amp;&amp;Entre 5 h 10 min y 6 h 40 min (570 km(UPC Escuela Superior de Ingenieras Industrial, Aeroespacial y Audiovisual, 20180)</text:p>
      <text:p text:style-name="P4"/>
      <text:p text:style-name="P4">16:01 (domingo) - 18:31 (2 h 30 min)&amp;&amp; Entre 55 min y 1 h 20 min (94,4 km)(UPC Escuela Superior de Ingenieras Industrial, Aeroespacial y Audiovisual, 43887)</text:p>
      <text:p text:style-name="P4"/>
      <text:p text:style-name="P4"><text:s/>Entre 1 h 30 min y 2 h (139 km)&amp;&amp; Entre 1 h 30 min y 2 h (139 km)(UPC Escuela Superior de Ingenieras Industrial, Aeroespacial y Audiovisual, 17744)</text:p>
      <text:p text:style-name="P4"/>
      <text:p text:style-name="P4"><text:s/>Entre 55 min y 1 h 20 min (80,1 km)&amp;&amp; Entre 55 min y 1 h 20 min (80,1 km)(UPC Escuela Superior de Ingenieras Industrial, Aeroespacial y Audiovisual, 8670)</text:p>
      <text:p text:style-name="P4"/>
      <text:p text:style-name="P4">4:11 (lunes) - 7:31 (3 h 20 min)&amp;&amp; Entre 50 min y 1 h 15 min (62,2 km)(UPC Escuela Superior de Ingenieras Industrial, Aeroespacial y Audiovisual, 8270)</text:p>
      <text:p text:style-name="P4"/>
      <text:p text:style-name="P4"><text:s/>Entre 1 h 40 min y 2 h 20 min (157 km)&amp;&amp; Entre 1 h 40 min y 2 h 20 min (157 km)(UPC Escuela Superior de Ingenieras Industrial, Aeroespacial y Audiovisual, 18600)</text:p>
      <text:p text:style-name="P4"/>
      <text:p text:style-name="P4"><text:s/>Entre 1 h 40 min y 2 h 20 min (157 km)&amp;&amp; Entre 1 h 40 min y 2 h 20 min (157 km)(UPC Escuela Superior de Ingenieras Industrial, Aeroespacial y Audiovisual, 43740)</text:p>
      <text:p text:style-name="P4"/>
      <text:p text:style-name="P4">23:31 (domingo) - 2:12 (lunes) (2 h 41 min)&amp;&amp; Entre 1 h 50 min y 2 h 40 min (199 km)(UPC Escuela Superior de Ingenieras Industrial, Aeroespacial y Audiovisual, 22400)</text:p>
      <text:p text:style-name="P4"/>
      <text:p text:style-name="P4">5:48 (lunes) - 7:53 (2 h 5 min)&amp;&amp; 30-50 min (29,4 km)</text:p>
      <text:p text:style-name="P4">por AP-7(UPC Escuela Superior de Ingenieras Industrial, Aeroespacial y Audiovisual, 8170)</text:p>
      <text:p text:style-name="P4"/>
      <text:p text:style-name="P4">5:34 (lunes) - 7:47 (2 h 13 min)&amp;&amp; 30-50 min (31,6 km)</text:p>
      <text:p text:style-name="P4">por B-20 y C-33(UPC Escuela Superior de Ingenieras Industrial, Aeroespacial y Audiovisual, 8160)</text:p>
      <text:p text:style-name="P4"/>
      <text:p text:style-name="P4">5:48 (lunes) - 7:54 (2 h 6 min)&amp;&amp; 30-55 min (34,8 km)</text:p>
      <text:p text:style-name="P4">por C-58 y B-20(UPC Escuela Superior de Ingenieras Industrial, Aeroespacial y Audiovisual, 8390)</text:p>
      <text:p text:style-name="P4"><text:soft-page-break/></text:p>
      <text:p text:style-name="P4">5:34 (lunes) - 7:12 (1 h 38 min)&amp;&amp; 24-45 min (19,3 km)</text:p>
      <text:p text:style-name="P4">por B-20(UPC Escuela Superior de Ingenieras Industrial, Aeroespacial y Audiovisual, 8110)</text:p>
      <text:p text:style-name="P4"/>
      <text:p text:style-name="P4">20:48 (domingo) - 7:19 (lunes) (10 h 31 min&amp;&amp; Entre 45 min y 1 h (51,4 km)(UPC Escuela Superior de Ingenieras Industrial, Aeroespacial y Audiovisual, 8275)</text:p>
      <text:p text:style-name="P4"/>
      <text:p text:style-name="P4">5:51 (lunes) - 7:54 (2 h 3 min)&amp;&amp; 30-50 min (30,9 km)</text:p>
      <text:p text:style-name="P4">por C-16 y AP-7(UPC Escuela Superior de Ingenieras Industrial, Aeroespacial y Audiovisual, 8100)</text:p>
      <text:p text:style-name="P4"/>
      <text:p text:style-name="P4">19:09 (domingo) - 21:50 (2 h 41 min)&amp;&amp; Entre 1 h 15 min y 1 h 50 min (127 km)(UPC Escuela Superior de Ingenieras Industrial, Aeroespacial y Audiovisual, 25230)</text:p>
      <text:p text:style-name="P4"/>
      <text:p text:style-name="P4">5:58 (lunes) - 7:51 (1 h 53 min)&amp;&amp; 28-50 min (27,4 km)</text:p>
      <text:p text:style-name="P4">por C-16(UPC Escuela Superior de Ingenieras Industrial, Aeroespacial y Audiovisual, 8222)</text:p>
      <text:p text:style-name="P4"/>
      <text:p text:style-name="P4">4:11 (lunes) - 7:05 (2 h 54 min)&amp;&amp; Entre 1 h y 1 h 25 min (63,6 km)(UPC Escuela Superior de Ingenieras Industrial, Aeroespacial y Audiovisual, 8180)</text:p>
      <text:p text:style-name="P4"/>
      <text:p text:style-name="P4">15:01 (domingo) - 21:05 (6 h 4 min)&amp;&amp; Entre 50 min y 1 h 10 min (62,6 km)(UPC Escuela Superior de Ingenieras Industrial, Aeroespacial y Audiovisual, 8773)</text:p>
      <text:p text:style-name="P4"/>
      <text:p text:style-name="P4">5:48 (lunes) - 7:51 (2 h 3 min)&amp;&amp; Entre 40 min y 1 h 5 min (48,0 km)(UPC Escuela Superior de Ingenieras Industrial, Aeroespacial y Audiovisual, 8301)</text:p>
      <text:p text:style-name="P4"/>
      <text:p text:style-name="P4">4:14 (lunes) - 7:40 (3 h 26 min)&amp;&amp; Entre 50 min y 1 h 10 min (41,0 km)(UPC Escuela Superior de Ingenieras Industrial, Aeroespacial y Audiovisual, 8230)</text:p>
      <text:p text:style-name="P4"/>
      <text:p text:style-name="P4">6:02 (lunes) - 7:55 (1 h 53 min)&amp;&amp; 30-50 min (37,5 km)</text:p>
      <text:p text:style-name="P4">por B-23(UPC Escuela Superior de Ingenieras Industrial, Aeroespacial y Audiovisual, 8783)</text:p>
      <text:p text:style-name="P4"/>
      <text:p text:style-name="P4">14:48 (sábado) - 20:59 (6 h 11 min)&amp;&amp; Entre 55 min y 1 h 20 min (89,8 km)(UPC Escuela Superior de Ingenieras Industrial, Aeroespacial y Audiovisual, 8508)</text:p>
      <text:p text:style-name="P4"/>
      <text:p text:style-name="P4">5:48 (lunes) - 7:47 (1 h 59 min)&amp;&amp; 24-40 min (25,4 km)</text:p>
      <text:p text:style-name="P4">por C-58 y AP-7(UPC Escuela Superior de Ingenieras Industrial, Aeroespacial y Audiovisual, 8107)</text:p>
      <text:p text:style-name="P4"/>
      <text:p text:style-name="P4">6:53 (lunes) - 7:51 (58 min)&amp;&amp; 24-45 min (28,3 km)</text:p>
      <text:p text:style-name="P4">por B-23 y AP-7(UPC Escuela Superior de Ingenieras Industrial, Aeroespacial y Audiovisual, 8760)</text:p>
      <text:p text:style-name="P4"/>
      <text:p text:style-name="P4">4:34 (lunes) - 7:40 (3 h 6 min)&amp;&amp; Entre 40 min y 1 h 5 min (50,8 km)(UPC Escuela Superior de Ingenieras Industrial, Aeroespacial y Audiovisual, 8240)</text:p>
      <text:p text:style-name="P4"/>
      <text:p text:style-name="P4">4:54 (lunes) - 7:29 (2 h 35 min)&amp;&amp; Entre 1 h y 1 h 25 min (87,1 km)(UPC Escuela Superior de Ingenieras Industrial, Aeroespacial y Audiovisual, 8560)</text:p>
      <text:p text:style-name="P4"/>
      <text:p text:style-name="P4">4:34 (lunes) - 7:12 (2 h 38 min)&amp;&amp; Entre 50 min y 1 h 15 min (74,2 km)(UPC Escuela Superior de Ingenieras Industrial, Aeroespacial y Audiovisual, 8380)</text:p>
      <text:p text:style-name="P4"/>
      <text:p text:style-name="P4">22:25 (domingo) - 7:44 (lunes) (9 h 19 min)&amp;&amp;22:25 (domingo) - 7:44 (lunes) (9 h 19 min)(UPC Escuela Superior de Ingenieras Industrial, Aeroespacial y Audiovisual, 29013)</text:p>
      <text:p text:style-name="P4"/>
      <text:p text:style-name="P4"><text:soft-page-break/>22:25 (domingo) - 7:44 (lunes) (9 h 19 min)&amp;&amp; Entre 5 h 50 min y 7 h 50 min (618 km)(UPC Escuela Superior de Ingenieras Industrial, Aeroespacial y Audiovisual, 28005)</text:p>
      <text:p text:style-name="P4"/>
      <text:p text:style-name="P4">21:16 (domingo) - 0:02 (lunes) (2 h 46 min)&amp;&amp;21:16 (domingo) - 0:02 (lunes) (2 h 46 min)(UPC Escuela Superior de Ingenieras Industrial, Aeroespacial y Audiovisual, 38410)</text:p>
      <text:p text:style-name="P4"/>
      <text:p text:style-name="P4">21:16 (domingo) - 0:02 (lunes) (2 h 46 min)&amp;&amp; Entre 1 h y 1 h 25 min (92,4 km)(UPC Escuela Superior de Ingenieras Industrial, Aeroespacial y Audiovisual, 17310)</text:p>
      <text:p text:style-name="P4"/>
      <text:p text:style-name="P4">5:14 (lunes) - 7:26 (2 h 12 min)&amp;&amp; 40-55 min (45,6 km)</text:p>
      <text:p text:style-name="P4">por C-33(UPC Escuela Superior de Ingenieras Industrial, Aeroespacial y Audiovisual, 8450)</text:p>
      <text:p text:style-name="P4"/>
      <text:p text:style-name="P4">5:48 (lunes) - 7:44 (1 h 56 min)&amp;&amp; 35-55 min (30,0 km)</text:p>
      <text:p text:style-name="P4">por C-58(UPC Escuela Superior de Ingenieras Industrial, Aeroespacial y Audiovisual, 8185)</text:p>
      <text:p text:style-name="P4"/>
      <text:p text:style-name="P4">5:34 (lunes) - 7:23 (1 h 49 min)&amp;&amp; Entre 40 min y 1 h (38,5 km)(UPC Escuela Superior de Ingenieras Industrial, Aeroespacial y Audiovisual, 8186)</text:p>
      <text:p text:style-name="P4"/>
      <text:p text:style-name="P4"><text:s/>Entre 1 h 30 min y 2 h (149 km)&amp;&amp; Entre 1 h 30 min y 2 h (149 km)(UPC Escuela Superior de Ingenieras Industrial, Aeroespacial y Audiovisual, 25001)</text:p>
      <text:p text:style-name="P4"/>
      <text:p text:style-name="P4"><text:s/>Entre 1 h 30 min y 2 h 10 min (150 km)&amp;&amp; Entre 1 h 30 min y 2 h 10 min (150 km)(UPC Escuela Superior de Ingenieras Industrial, Aeroespacial y Audiovisual, 17745)</text:p>
      <text:p text:style-name="P4"/>
      <text:p text:style-name="P4">18:51 (domingo) - 7:39 (lunes) (12 h 48 min&amp;&amp; Entre 1 h 20 min y 1 h 50 min (134 km)(UPC Escuela Superior de Ingenieras Industrial, Aeroespacial y Audiovisual, 25240)</text:p>
      <text:p text:style-name="P4"/>
      <text:p text:style-name="P4">18:55 (domingo) - 23:29 (4 h 34 min)&amp;&amp; Entre 1 h 25 min y 2 h (143 km)(UPC Escuela Superior de Ingenieras Industrial, Aeroespacial y Audiovisual, 17130)</text:p>
      <text:p text:style-name="P4"/>
      <text:p text:style-name="P4"><text:s/>Entre 45 min y 1 h (62,8 km)&amp;&amp; Entre 45 min y 1 h (62,8 km)(UPC Escuela Superior de Ingenieras Industrial, Aeroespacial y Audiovisual, 43720)</text:p>
      <text:p text:style-name="P4"/>
      <text:p text:style-name="P4"><text:s/>Entre 1 h 10 min y 1 h 40 min (111 km)&amp;&amp; Entre 1 h 10 min y 1 h 40 min (111 km)(UPC Escuela Superior de Ingenieras Industrial, Aeroespacial y Audiovisual, 17176)</text:p>
      <text:p text:style-name="P4"/>
      <text:p text:style-name="P4">6:18 (lunes) - 7:57 (1 h 39 min)&amp;&amp; 28-50 min (25,6 km)</text:p>
      <text:p text:style-name="P4">por C-58(UPC Escuela Superior de Ingenieras Industrial, Aeroespacial y Audiovisual, 8789)</text:p>
      <text:p text:style-name="P4"/>
      <text:p text:style-name="P4">5:34 (lunes) - 7:50 (2 h 16 min)&amp;&amp; 35-50 min (40,7 km)</text:p>
      <text:p text:style-name="P4">por B-20 y C-33(UPC Escuela Superior de Ingenieras Industrial, Aeroespacial y Audiovisual, 8430)</text:p>
      <text:p text:style-name="P4"/>
      <text:p text:style-name="P4">1:40 (lunes) - 7:15 (5 h 35 min)&amp;&amp; Entre 1 h y 1 h 25 min (78,1 km)(UPC Escuela Superior de Ingenieras Industrial, Aeroespacial y Audiovisual, 8787)</text:p>
      <text:p text:style-name="P4"/>
      <text:p text:style-name="P4">5:33 (lunes) - 7:57 (2 h 24 min)&amp;&amp; 35-55 min (29,5 km)</text:p>
      <text:p text:style-name="P4">por C-16(UPC Escuela Superior de Ingenieras Industrial, Aeroespacial y Audiovisual, 8756)</text:p>
      <text:p text:style-name="P4"/>
      <text:p text:style-name="P4">5:51 (lunes) - 7:47 (1 h 56 min)&amp;&amp; 24-40 min (21,5 km)</text:p>
      <text:p text:style-name="P4">por B-20 y C-17(UPC Escuela Superior de Ingenieras Industrial, Aeroespacial y Audiovisual, 8120)</text:p>
      <text:p text:style-name="P4"/>
      <text:p text:style-name="P4"><text:s/>35-55 min (53,8 km)</text:p>
      <text:p text:style-name="P4"><text:soft-page-break/>por B-23 y AP-7&amp;&amp; 35-55 min (53,8 km)</text:p>
      <text:p text:style-name="P4">por B-23 y AP-7(UPC Escuela Superior de Ingenieras Industrial, Aeroespacial y Audiovisual, 8792)</text:p>
      <text:p text:style-name="P4"/>
      <text:p text:style-name="P4">4:34 (lunes) - 7:55 (3 h 21 min)&amp;&amp; Entre 40 min y 1 h (46,6 km)(UPC Escuela Superior de Ingenieras Industrial, Aeroespacial y Audiovisual, 8530)</text:p>
      <text:p text:style-name="P4"/>
      <text:p text:style-name="P4">18:51 (domingo) - 6:56 (lunes) (12 h 5 min)&amp;&amp; Entre 1 h 15 min y 1 h 40 min (120 km)(UPC Escuela Superior de Ingenieras Industrial, Aeroespacial y Audiovisual, 25332)</text:p>
      <text:p text:style-name="P4"/>
      <text:p text:style-name="P4">5:14 (lunes) - 7:29 (2 h 15 min)&amp;&amp; Entre 1 h 20 min y 2 h (147 km)(UPC Escuela Superior de Ingenieras Industrial, Aeroespacial y Audiovisual, 25430)</text:p>
      <text:p text:style-name="P4"/>
      <text:p text:style-name="P4">12:48 (domingo) - 18:07 (5 h 19 min)&amp;&amp; Entre 1 h 40 min y 2 h (140 km)(UPC Escuela Superior de Ingenieras Industrial, Aeroespacial y Audiovisual, 25657)</text:p>
      <text:p text:style-name="P4"/>
      <text:p text:style-name="P4">5:02 (lunes) - 7:29 (2 h 27 min)&amp;&amp;5:02 (lunes) - 7:29 (2 h 27 min)(UPC Escuela Superior de Ingenieras Industrial, Aeroespacial y Audiovisual, 7300)</text:p>
      <text:p text:style-name="P4"/>
      <text:p text:style-name="P4">5:02 (lunes) - 7:29 (2 h 27 min)&amp;&amp; Entre 40 min y 1 h (59,8 km)(UPC Escuela Superior de Ingenieras Industrial, Aeroespacial y Audiovisual, 8700)</text:p>
      <text:p text:style-name="P4"/>
      <text:p text:style-name="P4"><text:s/>35-50 min (41,1 km)</text:p>
      <text:p text:style-name="P4">por A-2&amp;&amp; 35-50 min (41,1 km)</text:p>
      <text:p text:style-name="P4">por A-2(UPC Escuela Superior de Ingenieras Industrial, Aeroespacial y Audiovisual, 8781)</text:p>
      <text:p text:style-name="P4"/>
      <text:p text:style-name="P4">7:38 (lunes) - 7:58 (20 min)&amp;&amp; 12-26 min (8,2 km)</text:p>
      <text:p text:style-name="P4">por Av. Diagonal y B(UPC Escuela Superior de Ingenieras Industrial, Aeroespacial y Audiovisual, 8901)</text:p>
      <text:p text:style-name="P4"/>
      <text:p text:style-name="P4"><text:s/>Entre 1 h y 1 h 20 min (80,2 km)&amp;&amp; Entre 1 h y 1 h 20 min (80,2 km)(UPC Escuela Superior de Ingenieras Industrial, Aeroespacial y Audiovisual, 8503)</text:p>
      <text:p text:style-name="P4"/>
      <text:p text:style-name="P4">5:51 (lunes) - 7:58 (2 h 7 min)&amp;&amp; Entre 35 min y 1 h (35,7 km)(UPC Escuela Superior de Ingenieras Industrial, Aeroespacial y Audiovisual, 8401)</text:p>
      <text:p text:style-name="P4"/>
      <text:p text:style-name="P4">4:11 (lunes) - 7:46 (3 h 35 min)&amp;&amp; Entre 1 h y 1 h 30 min (91,2 km)(UPC Escuela Superior de Ingenieras Industrial, Aeroespacial y Audiovisual, 8680)</text:p>
      <text:p text:style-name="P4"/>
      <text:p text:style-name="P4">5:52 (lunes) - 7:44 (1 h 52 min)&amp;&amp; Entre 1 h 10 min y 1 h 40 min (107 km)(UPC Escuela Superior de Ingenieras Industrial, Aeroespacial y Audiovisual, 17001)</text:p>
      <text:p text:style-name="P4"/>
      <text:p text:style-name="P4">1:40 (lunes) - 4:45 (3 h 5 min)&amp;&amp; 30-45 min (35,3 km)</text:p>
      <text:p text:style-name="P4">por AP-7(UPC Escuela Superior de Ingenieras Industrial, Aeroespacial y Audiovisual, 8790)</text:p>
      <text:p text:style-name="P4"/>
      <text:p text:style-name="P4">5:48 (lunes) - 7:45 (1 h 57 min)&amp;&amp; Entre 40 min y 1 h 5 min (42,0 km)(UPC Escuela Superior de Ingenieras Industrial, Aeroespacial y Audiovisual, 8850)</text:p>
      <text:p text:style-name="P4"/>
      <text:p text:style-name="P4"><text:s/>5:32 (lunes) - 7:32 (2 h)</text:p>
      <text:p text:style-name="P4">AutobusE30 AutobusN0 TrenR&amp;&amp; Entre 40 min y 1 h (44,4 km)(UPC Escuela Superior de Ingenieras Industrial, Aeroespacial y Audiovisual, 8520)</text:p>
      <text:p text:style-name="P4"/>
      <text:p text:style-name="P4"><text:soft-page-break/>18:16 (domingo) - 7:23 (lunes) (13 h 7 min)&amp;&amp; Entre 55 min y 1 h 15 min (69,5 km)(UPC Escuela Superior de Ingenieras Industrial, Aeroespacial y Audiovisual, 8259)</text:p>
      <text:p text:style-name="P4"/>
      <text:p text:style-name="P4">22:21 (domingo) - 0:19 (lunes) (1 h 58 min)&amp;&amp; Entre 1 h 30 min y 2 h (148 km)(UPC Escuela Superior de Ingenieras Industrial, Aeroespacial y Audiovisual, 17600)</text:p>
      <text:p text:style-name="P4"/>
      <text:p text:style-name="P4">4:34 (lunes) - 7:50 (3 h 16 min)&amp;&amp; Entre 45 min y 1 h 5 min (49,6 km)(UPC Escuela Superior de Ingenieras Industrial, Aeroespacial y Audiovisual, 8590)</text:p>
      <text:p text:style-name="P4"/>
      <text:p text:style-name="P4">14:47 (domingo) - 21:44 (6 h 57 min)&amp;&amp;Entre 4 h 20 min y 5 h 30 min (477 km(UPC Escuela Superior de Ingenieras Industrial, Aeroespacial y Audiovisual, 31200)</text:p>
      <text:p text:style-name="P4"/>
      <text:p text:style-name="P4">7:43 (lunes) - 7:59 (16 min)&amp;&amp; 7-16 min (4,4 km)</text:p>
      <text:p text:style-name="P4">por Av. Diagonal(UPC Escuela Superior de Ingenieras Industrial, Aeroespacial y Audiovisual, 8950)</text:p>
      <text:p text:style-name="P4"/>
      <text:p text:style-name="P4">4:34 (lunes) - 7:30 (2 h 56 min)&amp;&amp; 35-50 min (39,0 km)</text:p>
      <text:p text:style-name="P4">por A-2(UPC Escuela Superior de Ingenieras Industrial, Aeroespacial y Audiovisual, 8292)</text:p>
      <text:p text:style-name="P4"/>
      <text:p text:style-name="P4"><text:s/>Entre 50 min y 1 h 10 min (69,4 km)&amp;&amp; Entre 50 min y 1 h 10 min (69,4 km)(UPC Escuela Superior de Ingenieras Industrial, Aeroespacial y Audiovisual, 43700)</text:p>
      <text:p text:style-name="P4"/>
      <text:p text:style-name="P4">6:55 (lunes) - 7:46 (51 min)&amp;&amp; 16-26 min (14,6 km)</text:p>
      <text:p text:style-name="P4">por B-20(UPC Escuela Superior de Ingenieras Industrial, Aeroespacial y Audiovisual, 8820)</text:p>
      <text:p text:style-name="P4"/>
      <text:p text:style-name="P4"><text:s/>Entre 55 min y 1 h 15 min (58,6 km)&amp;&amp; Entre 55 min y 1 h 15 min (58,6 km)(UPC Escuela Superior de Ingenieras Industrial, Aeroespacial y Audiovisual, 8254)</text:p>
      <text:p text:style-name="P4"/>
      <text:p text:style-name="P4"><text:s/>Entre 40 min y 1 h (51,5 km)&amp;&amp; Entre 40 min y 1 h (51,5 km)(UPC Escuela Superior de Ingenieras Industrial, Aeroespacial y Audiovisual, 8733)</text:p>
      <text:p text:style-name="P4"/>
      <text:p text:style-name="P4"><text:s/>Entre 1 h 40 min y 2 h 10 min (170 km)&amp;&amp; Entre 1 h 40 min y 2 h 10 min (170 km)(UPC Escuela Superior de Ingenieras Industrial, Aeroespacial y Audiovisual, 43519)</text:p>
      <text:p text:style-name="P4"/>
      <text:p text:style-name="P4">5:34 (lunes) - 7:47 (2 h 13 min)&amp;&amp; 20-35 min (17,4 km)</text:p>
      <text:p text:style-name="P4">por B-23(UPC Escuela Superior de Ingenieras Industrial, Aeroespacial y Audiovisual, 8754)</text:p>
      <text:p text:style-name="P4"/>
      <text:p text:style-name="P4"><text:s/>Entre 1 h 15 min y 1 h 50 min (127 km)&amp;&amp; Entre 1 h 15 min y 1 h 50 min (127 km)(UPC Escuela Superior de Ingenieras Industrial, Aeroespacial y Audiovisual, 25243)</text:p>
      <text:p text:style-name="P4"/>
      <text:p text:style-name="P4">5:51 (lunes) - 7:49 (1 h 58 min)&amp;&amp; 28-45 min (25,8 km)</text:p>
      <text:p text:style-name="P4">por B-20(UPC Escuela Superior de Ingenieras Industrial, Aeroespacial y Audiovisual, 8320)</text:p>
      <text:p text:style-name="P4"/>
      <text:p text:style-name="P4">4:34 (lunes) - 7:23 (2 h 49 min)&amp;&amp; Entre 55 min y 1 h 10 min (53,8 km)(UPC Escuela Superior de Ingenieras Industrial, Aeroespacial y Audiovisual, 8318)</text:p>
      <text:p text:style-name="P4"/>
      <text:p text:style-name="P4">5:14 (lunes) - 7:50 (2 h 36 min)&amp;&amp; 35-50 min (51,5 km)</text:p>
      <text:p text:style-name="P4">por C-32(UPC Escuela Superior de Ingenieras Industrial, Aeroespacial y Audiovisual, 8880)</text:p>
      <text:p text:style-name="P4"/>
      <text:p text:style-name="P4">5:34 (lunes) - 6:59 (1 h 25 min)&amp;&amp; 20-35 min (12,1 km)</text:p>
      <text:p text:style-name="P4">por B-20(UPC Escuela Superior de Ingenieras Industrial, Aeroespacial y Audiovisual, 8031)</text:p>
      <text:p text:style-name="P4"/>
      <text:p text:style-name="P4"><text:s/>35-50 min (30,3 km)</text:p>
      <text:p text:style-name="P4"><text:soft-page-break/>por A-2&amp;&amp; 35-50 min (30,3 km)</text:p>
      <text:p text:style-name="P4">por A-2(UPC Escuela Superior de Ingenieras Industrial, Aeroespacial y Audiovisual, 8740)</text:p>
      <text:p text:style-name="P4"/>
      <text:p text:style-name="P4"><text:s/>35-50 min (30,3 km)</text:p>
      <text:p text:style-name="P4">por A-2&amp;&amp; 35-50 min (30,3 km)</text:p>
      <text:p text:style-name="P4">por A-2(UPC Escuela Superior de Ingenieras Industrial, Aeroespacial y Audiovisual, 8293)</text:p>
      <text:p text:style-name="P4"/>
      <text:p text:style-name="P4"><text:s/>Entre 1 h 15 min y 1 h 40 min (122 km)&amp;&amp; Entre 1 h 15 min y 1 h 40 min (122 km)(UPC Escuela Superior de Ingenieras Industrial, Aeroespacial y Audiovisual, 7760)</text:p>
      <text:p text:style-name="P4"/>
      <text:p text:style-name="P4"><text:s/>Entre 1 h 15 min y 1 h 40 min (122 km)&amp;&amp; Entre 1 h 15 min y 1 h 40 min (122 km)(UPC Escuela Superior de Ingenieras Industrial, Aeroespacial y Audiovisual, 17464)</text:p>
      <text:p text:style-name="P4"/>
      <text:p text:style-name="P4">4:40 (lunes) - 7:06 (2 h 26 min)&amp;&amp; Entre 35 min y 1 h (31,4 km)(UPC Escuela Superior de Ingenieras Industrial, Aeroespacial y Audiovisual, 8758)</text:p>
      <text:p text:style-name="P4"/>
      <text:p text:style-name="P4">5:58 (lunes) - 7:41 (1 h 43 min)&amp;&amp; 22-40 min (19,0 km)</text:p>
      <text:p text:style-name="P4">por C-16(UPC Escuela Superior de Ingenieras Industrial, Aeroespacial y Audiovisual, 8193)</text:p>
      <text:p text:style-name="P4"/>
      <text:p text:style-name="P4">2:40 (lunes) - 7:32 (4 h 52 min)&amp;&amp; Entre 45 min y 1 h 5 min (57,1 km)(UPC Escuela Superior de Ingenieras Industrial, Aeroespacial y Audiovisual, 8540)</text:p>
      <text:p text:style-name="P4"/>
      <text:p text:style-name="P4"><text:s/>Entre 1 h y 1 h 20 min (60,1 km)&amp;&amp; Entre 1 h y 1 h 20 min (60,1 km)(UPC Escuela Superior de Ingenieras Industrial, Aeroespacial y Audiovisual, 8183)</text:p>
      <text:p text:style-name="P4"/>
      <text:p text:style-name="P4">18:55 (domingo) - 22:13 (3 h 18 min)&amp;&amp; Entre 1 h 10 min y 1 h 40 min (110 km)(UPC Escuela Superior de Ingenieras Industrial, Aeroespacial y Audiovisual, 17250)</text:p>
      <text:p text:style-name="P4"/>
      <text:p text:style-name="P4">20:16 (domingo) - 7:43 (lunes) (11 h 27 min)&amp;&amp;Entre 2 h 30 min y 3 h 40 min (285 km(UPC Escuela Superior de Ingenieras Industrial, Aeroespacial y Audiovisual, 12005)</text:p>
      <text:p text:style-name="P4"/>
      <text:p text:style-name="P4"><text:s/>Entre 55 min y 1 h 20 min (70,9 km)&amp;&amp; Entre 55 min y 1 h 20 min (70,9 km)(UPC Escuela Superior de Ingenieras Industrial, Aeroespacial y Audiovisual, 8251)</text:p>
      <text:p text:style-name="P4"/>
      <text:p text:style-name="P4">2:40 (lunes) - 7:55 (5 h 15 min)&amp;&amp; 30-45 min (33,6 km)</text:p>
      <text:p text:style-name="P4">por C-16(UPC Escuela Superior de Ingenieras Industrial, Aeroespacial y Audiovisual, 8297)</text:p>
      <text:p text:style-name="P4"/>
      <text:p text:style-name="P4">5:48 (lunes) - 7:57 (2 h 9 min)&amp;&amp; Entre 45 min y 1 h 5 min (47,1 km)(UPC Escuela Superior de Ingenieras Industrial, Aeroespacial y Audiovisual, 8860)</text:p>
      <text:p text:style-name="P4"/>
      <text:p text:style-name="P4">6:28 (lunes) - 7:57 (1 h 29 min)&amp;&amp; 20-35 min (23,2 km)</text:p>
      <text:p text:style-name="P4">por A-2(UPC Escuela Superior de Ingenieras Industrial, Aeroespacial y Audiovisual, 8755)</text:p>
      <text:p text:style-name="P4"/>
      <text:p text:style-name="P4">2:40 (lunes) - 7:26 (4 h 46 min)&amp;&amp; 26-35 min (23,0 km)</text:p>
      <text:p text:style-name="P4">por C-58(UPC Escuela Superior de Ingenieras Industrial, Aeroespacial y Audiovisual, 8296)</text:p>
      <text:p text:style-name="P4"/>
      <text:p text:style-name="P4">4:34 (lunes) - 7:13 (2 h 39 min)&amp;&amp; Entre 45 min y 1 h 15 min (43,9 km)(UPC Escuela Superior de Ingenieras Industrial, Aeroespacial y Audiovisual, 8211)</text:p>
      <text:p text:style-name="P4"/>
      <text:p text:style-name="P4">4:11 (lunes) - 7:15 (3 h 4 min)&amp;&amp; Entre 55 min y 1 h 15 min (74,5 km)(UPC Escuela Superior de Ingenieras Industrial, Aeroespacial y Audiovisual, 8787)</text:p>
      <text:p text:style-name="P4"/>
      <text:p text:style-name="P4"><text:soft-page-break/>5:14 (lunes) - 7:44 (2 h 30 min)&amp;&amp; 40-55 min (43,7 km)</text:p>
      <text:p text:style-name="P4">por C-33 y AP-7(UPC Escuela Superior de Ingenieras Industrial, Aeroespacial y Audiovisual, 8440)</text:p>
      <text:p text:style-name="P4"/>
      <text:p text:style-name="P4">4:10 (lunes) - 7:26 (3 h 16 min)&amp;&amp; Entre 50 min y 1 h 10 min (64,6 km)(UPC Escuela Superior de Ingenieras Industrial, Aeroespacial y Audiovisual, 8786)</text:p>
      <text:p text:style-name="P4"/>
      <text:p text:style-name="P4">5:34 (lunes) - 7:37 (2 h 3 min)&amp;&amp; 35-55 min (35,9 km)</text:p>
      <text:p text:style-name="P4">por B-20 y C-33(UPC Escuela Superior de Ingenieras Industrial, Aeroespacial y Audiovisual, 8420)</text:p>
      <text:p text:style-name="P4"/>
      <text:p text:style-name="P4">0:14 (lunes) - 7:19 (7 h 5 min)&amp;&amp; Entre 1 h 10 min y 1 h 40 min (112 km)(UPC Escuela Superior de Ingenieras Industrial, Aeroespacial y Audiovisual, 43850)</text:p>
      <text:p text:style-name="P4"/>
      <text:p text:style-name="P4"><text:s/>Entre 9 h 10 min y 9 h 30 min (272 km)&amp;&amp; Entre 9 h 10 min y 9 h 30 min (272 km)(UPC Escuela Superior de Ingenieras Industrial, Aeroespacial y Audiovisual, 7181)</text:p>
      <text:p text:style-name="P4"/>
      <text:p text:style-name="P4">18:17 (domingo) - 22:09 (3 h 52 min)&amp;&amp; Entre 50 min y 1 h 15 min (67,8 km)(UPC Escuela Superior de Ingenieras Industrial, Aeroespacial y Audiovisual, 8262)</text:p>
      <text:p text:style-name="P4"/>
      <text:p text:style-name="P4">4:34 (lunes) - 6:42 (2 h 8 min)&amp;&amp; Entre 50 min y 1 h 10 min (65,0 km)(UPC Escuela Superior de Ingenieras Industrial, Aeroespacial y Audiovisual, 8370)</text:p>
      <text:p text:style-name="P4"/>
      <text:p text:style-name="P4">4:10 (lunes) - 6:14 (2 h 4 min)&amp;&amp; Entre 45 min y 1 h 5 min (56,6 km)(UPC Escuela Superior de Ingenieras Industrial, Aeroespacial y Audiovisual, 8393)</text:p>
      <text:p text:style-name="P4"/>
      <text:p text:style-name="P4">5:51 (lunes) - 7:54 (2 h 3 min)&amp;&amp; 30-50 min (30,9 km)</text:p>
      <text:p text:style-name="P4">por C-16 y AP-7(UPC Escuela Superior de Ingenieras Industrial, Aeroespacial y Audiovisual, 8100)</text:p>
      <text:p text:style-name="P4"/>
      <text:p text:style-name="P4">20:48 (domingo) - 7:19 (lunes) (10 h 31 min&amp;&amp; Entre 45 min y 1 h (51,4 km)(UPC Escuela Superior de Ingenieras Industrial, Aeroespacial y Audiovisual, 8275)</text:p>
      <text:p text:style-name="P4"/>
      <text:p text:style-name="P4">4:34 (lunes) - 7:51 (3 h 17 min)&amp;&amp;4:34 (lunes) - 7:51 (3 h 17 min)(UPC Escuela Superior de Ingenieras Industrial, Aeroespacial y Audiovisual, 43388)</text:p>
      <text:p text:style-name="P4"/>
      <text:p text:style-name="P4">4:34 (lunes) - 7:51 (3 h 17 min)&amp;&amp; Entre 55 min y 1 h 10 min (81,7 km)(UPC Escuela Superior de Ingenieras Industrial, Aeroespacial y Audiovisual, 8280)</text:p>
      <text:p text:style-name="P4"/>
      <text:p text:style-name="P4">4:34 (lunes) - 7:14 (2 h 40 min)&amp;&amp; 35-55 min (35,2 km)</text:p>
      <text:p text:style-name="P4">por B-20(UPC Escuela Superior de Ingenieras Industrial, Aeroespacial y Audiovisual, 8348)</text:p>
      <text:p text:style-name="P4"/>
      <text:p text:style-name="P4">19:48 (domingo) - 0:09 (lunes) (4 h 21 min)&amp;&amp;Entre 1 h 5 min y 1 h 30 min (88,0 km(UPC Escuela Superior de Ingenieras Industrial, Aeroespacial y Audiovisual, 17300)</text:p>
      <text:p text:style-name="P4"/>
      <text:p text:style-name="P4">5:34 (lunes) - 7:23 (1 h 49 min)&amp;&amp; Entre 45 min y 1 h 5 min (46,7 km)(UPC Escuela Superior de Ingenieras Industrial, Aeroespacial y Audiovisual, 8415)</text:p>
      <text:p text:style-name="P4"/>
      <text:p text:style-name="P4">4:11 (lunes) - 7:50 (3 h 39 min)&amp;&amp; Entre 1 h y 1 h 30 min (99,3 km)(UPC Escuela Superior de Ingenieras Industrial, Aeroespacial y Audiovisual, 8600)</text:p>
      <text:p text:style-name="P4"/>
      <text:p text:style-name="P4">20:16 (domingo) - 7:43 (lunes) (11 h 27 min)&amp;&amp; Entre 2 h y 2 h 50 min (212 km)(UPC Escuela Superior de Ingenieras Industrial, Aeroespacial y Audiovisual, 12580)</text:p>
      <text:p text:style-name="P4"/>
      <text:p text:style-name="P4"><text:soft-page-break/>18:28 (domingo) - 22:48 (4 h 20 min)&amp;&amp; Entre 1 h 25 min y 1 h 50 min (132 km)(UPC Escuela Superior de Ingenieras Industrial, Aeroespacial y Audiovisual, 17255)</text:p>
      <text:p text:style-name="P4"/>
      <text:p text:style-name="P4"><text:s/>Entre 55 min y 1 h 15 min (54,2 km)&amp;&amp; Entre 55 min y 1 h 15 min (54,2 km)(UPC Escuela Superior de Ingenieras Industrial, Aeroespacial y Audiovisual, 8859)</text:p>
      <text:p text:style-name="P4"/>
      <text:p text:style-name="P4">6:37 (lunes) - 7:54 (1 h 17 min)&amp;&amp; Entre 35 min y 1 h 5 min (31,9 km)(UPC Escuela Superior de Ingenieras Industrial, Aeroespacial y Audiovisual, 0)</text:p>
      <text:p text:style-name="P4"/>
      <text:p text:style-name="P4">5:34 (lunes) - 7:54 (2 h 20 min)&amp;&amp; 26-50 min (26,7 km)</text:p>
      <text:p text:style-name="P4">por C-16 y AP-7(UPC Escuela Superior de Ingenieras Industrial, Aeroespacial y Audiovisual, 8210)</text:p>
      <text:p text:style-name="P4"/>
      <text:p text:style-name="P4"><text:s/>Entre 45 min y 1 h 5 min (74,7 km)&amp;&amp; Entre 45 min y 1 h 5 min (74,7 km)(UPC Escuela Superior de Ingenieras Industrial, Aeroespacial y Audiovisual, 43715)</text:p>
      <text:p text:style-name="P4"/>
      <text:p text:style-name="P4">4:11 (lunes) - 7:28 (3 h 17 min)&amp;&amp; Entre 50 min y 1 h 15 min (71,7 km)(UPC Escuela Superior de Ingenieras Industrial, Aeroespacial y Audiovisual, 8660)</text:p>
      <text:p text:style-name="P4"/>
      <text:p text:style-name="P4">18:51 (domingo) - 22:19 (3 h 28 min)&amp;&amp; Entre 1 h 30 min y 2 h (140 km)(UPC Escuela Superior de Ingenieras Industrial, Aeroespacial y Audiovisual, 25600)</text:p>
      <text:p text:style-name="P4"/>
      <text:p text:style-name="P4"><text:s/>Entre 1 h 15 min y 1 h 40 min (103 km)&amp;&amp; Entre 1 h 15 min y 1 h 40 min (103 km)(UPC Escuela Superior de Ingenieras Industrial, Aeroespacial y Audiovisual, 8695)</text:p>
      <text:p text:style-name="P4"/>
      <text:p text:style-name="P4">5:51 (lunes) - 7:57 (2 h 6 min)&amp;&amp; 24-45 min (23,2 km)</text:p>
      <text:p text:style-name="P4">por C-16(UPC Escuela Superior de Ingenieras Industrial, Aeroespacial y Audiovisual, 8214)</text:p>
      <text:p text:style-name="P4"/>
      <text:p text:style-name="P4">5:18 (lunes) - 7:36 (2 h 18 min)&amp;&amp; 30-55 min (31,2 km)</text:p>
      <text:p text:style-name="P4">por C-58(UPC Escuela Superior de Ingenieras Industrial, Aeroespacial y Audiovisual, 8391)</text:p>
      <text:p text:style-name="P4"/>
      <text:p text:style-name="P4">4:34 (lunes) - 7:59 (3 h 25 min)&amp;&amp;4:34 (lunes) - 7:59 (3 h 25 min)(UPC Escuela Superior de Ingenieras Industrial, Aeroespacial y Audiovisual, 1474)</text:p>
      <text:p text:style-name="P4"/>
      <text:p text:style-name="P4">4:34 (lunes) - 7:59 (3 h 25 min)&amp;&amp; Entre 45 min y 1 h 10 min (66,7 km)(UPC Escuela Superior de Ingenieras Industrial, Aeroespacial y Audiovisual, 8271)</text:p>
      <text:p text:style-name="P4"/>
      <text:p text:style-name="P4">5:34 (lunes) - 7:36 (2 h 2 min)&amp;&amp; 35-50 min (40,2 km)</text:p>
      <text:p text:style-name="P4">por B-20 y C-32(UPC Escuela Superior de Ingenieras Industrial, Aeroespacial y Audiovisual, 8310)</text:p>
      <text:p text:style-name="P4"/>
      <text:p text:style-name="P4">4:10 (lunes) - 6:19 (2 h 9 min)&amp;&amp; Entre 45 min y 1 h 5 min (59,1 km)(UPC Escuela Superior de Ingenieras Industrial, Aeroespacial y Audiovisual, 8350)</text:p>
      <text:p text:style-name="P4"/>
      <text:p text:style-name="P4">4:14 (lunes) - 7:12 (2 h 58 min)&amp;&amp; Entre 40 min y 1 h (41,7 km)(UPC Escuela Superior de Ingenieras Industrial, Aeroespacial y Audiovisual, 8480)</text:p>
      <text:p text:style-name="P4"/>
      <text:p text:style-name="P4"><text:s/>Entre 1 h 40 min y 2 h 10 min (162 km)&amp;&amp; Entre 1 h 40 min y 2 h 10 min (162 km)(UPC Escuela Superior de Ingenieras Industrial, Aeroespacial y Audiovisual, 25110)</text:p>
      <text:p text:style-name="P4"/>
      <text:p text:style-name="P4">5:14 (lunes) - 7:59 (2 h 45 min)&amp;&amp; Entre 1 h 40 min y 2 h 20 min (174 km)(UPC Escuela Superior de Ingenieras Industrial, Aeroespacial y Audiovisual, 25120)</text:p>
      <text:p text:style-name="P4"/>
      <text:p text:style-name="P4">4:54 (lunes) - 7:51 (2 h 57 min)&amp;&amp; 30-45 min (26,8 km)</text:p>
      <text:p text:style-name="P4"><text:soft-page-break/>por B-20(UPC Escuela Superior de Ingenieras Industrial, Aeroespacial y Audiovisual, 8328)</text:p>
      <text:p text:style-name="P4"/>
      <text:p text:style-name="P4">20:12 (domingo) - 7:01 (lunes) (10 h 49 min&amp;&amp; Entre 1 h y 1 h 15 min (59,1 km)(UPC Escuela Superior de Ingenieras Industrial, Aeroespacial y Audiovisual, 8591)</text:p>
      <text:p text:style-name="P4"/>
      <text:p text:style-name="P4">5:51 (lunes) - 7:18 (1 h 27 min)&amp;&amp; 20-50 min (10,2 km)</text:p>
      <text:p text:style-name="P4">por Ronda del Gene(UPC Escuela Superior de Ingenieras Industrial, Aeroespacial y Audiovisual, 4714)</text:p>
      <text:p text:style-name="P4"/>
      <text:p text:style-name="P4">13:10 (domingo) - 17:12 (4 h 2 min)&amp;&amp; Entre 1 h 10 min y 1 h 40 min (114 km)(UPC Escuela Superior de Ingenieras Industrial, Aeroespacial y Audiovisual, 25310)</text:p>
      <text:p text:style-name="P4"/>
      <text:p text:style-name="P4">5:58 (lunes) - 7:46 (1 h 48 min)&amp;&amp; 22-35 min (28,5 km)</text:p>
      <text:p text:style-name="P4">por A-2(UPC Escuela Superior de Ingenieras Industrial, Aeroespacial y Audiovisual, 8630)</text:p>
      <text:p text:style-name="P4"/>
      <text:p text:style-name="P4">16:52 (domingo) - 7:49 (lunes) (14 h 57 min&amp;&amp;0:10 (lunes) - 6:24 (6 h 14 min)(UPC Escuela Superior de Ingenieras Industrial, Aeroespacial y Audiovisual, 15009)</text:p>
      <text:p text:style-name="P4"/>
      <text:p text:style-name="P4">0:10 (lunes) - 6:24 (6 h 14 min)&amp;&amp;Entre 2 h 30 min y 3 h 40 min (300 km(FME, Campus Diagonal Sud, Calle de Pablo Gargallo, Barcelona, 50015)</text:p>
      <text:p text:style-name="P4"/>
      <text:p text:style-name="P4">0:10 (lunes) - 6:41 (6 h 31 min)&amp;&amp;Entre 3 h 10 min y 4 h 20 min (354 km(FME, Campus Diagonal Sud, Calle de Pablo Gargallo, Barcelona, 46950)</text:p>
      <text:p text:style-name="P4"/>
      <text:p text:style-name="P4">20:13 (domingo) - 7:52 (lunes) (11 h 39 min)&amp;&amp; Entre 1 h 10 min y 1 h 40 min (112 km)(FME, Campus Diagonal Sud, Calle de Pablo Gargallo, Barcelona, 43391)</text:p>
      <text:p text:style-name="P4"/>
      <text:p text:style-name="P4">5:50 (lunes) - 7:48 (1 h 58 min)&amp;&amp; 35-50 min (34,7 km)</text:p>
      <text:p text:style-name="P4">por B-20(FME, Campus Diagonal Sud, Calle de Pablo Gargallo, Barcelona, 8339)</text:p>
      <text:p text:style-name="P4"/>
      <text:p text:style-name="P4">5:11 (lunes) - 7:44 (2 h 33 min)&amp;&amp; 30-45 min (45,8 km)</text:p>
      <text:p text:style-name="P4">por C-32(FME, Campus Diagonal Sud, Calle de Pablo Gargallo, Barcelona, 8800)</text:p>
      <text:p text:style-name="P4"/>
      <text:p text:style-name="P4">18:48 (domingo) - 22:14 (3 h 26 min)&amp;&amp; 35-50 min (48,8 km)</text:p>
      <text:p text:style-name="P4">por B-23 y AP-7(FME, Campus Diagonal Sud, Calle de Pablo Gargallo, Barcelona, 8720)</text:p>
      <text:p text:style-name="P4"/>
      <text:p text:style-name="P4">5:50 (lunes) - 7:42 (1 h 52 min)&amp;&amp; 26-45 min (29,6 km)</text:p>
      <text:p text:style-name="P4">por C-16(FME, Campus Diagonal Sud, Calle de Pablo Gargallo, Barcelona, 8232)</text:p>
      <text:p text:style-name="P4"/>
      <text:p text:style-name="P4">6:57 (lunes) - 7:52 (55 min)&amp;&amp; 14-22 min (14,6 km)</text:p>
      <text:p text:style-name="P4">por B-20(FME, Campus Diagonal Sud, Calle de Pablo Gargallo, Barcelona, 8840)</text:p>
      <text:p text:style-name="P4"/>
      <text:p text:style-name="P4">5:30 (lunes) - 7:51 (2 h 21 min)&amp;&amp; Entre 1 h y 1 h 15 min (75,2 km)(FME, Campus Diagonal Sud, Calle de Pablo Gargallo, Barcelona, 8500)</text:p>
      <text:p text:style-name="P4"/>
      <text:p text:style-name="P4">5:11 (lunes) - 7:41 (2 h 30 min)&amp;&amp; Entre 1 h y 1 h 20 min (95,6 km)(FME, Campus Diagonal Sud, Calle de Pablo Gargallo, Barcelona, 43800)</text:p>
      <text:p text:style-name="P4"/>
      <text:p text:style-name="P4">6:45 (lunes) - 7:50 (1 h 5 min)&amp;&amp; 35-45 min (29,1 km)</text:p>
      <text:p text:style-name="P4">por B-24(FME, Campus Diagonal Sud, Calle de Pablo Gargallo, Barcelona, 8759)</text:p>
      <text:p text:style-name="P4"/>
      <text:p text:style-name="P4"><text:soft-page-break/>0:10 (lunes) - 6:28 (6 h 18 min)&amp;&amp;Entre 3 h 10 min y 4 h 20 min (346 km(FME, Campus Diagonal Sud, Calle de Pablo Gargallo, Barcelona, 46005)</text:p>
      <text:p text:style-name="P3"/>
      <text:p text:style-name="P3"/>
      <text:p text:style-name="P3">18:53 (domingo) - 23:05 (4 h 12 min)&amp;&amp; Entre 1 h 30 min y 2 h (138 km)(FME, Campus Diagonal Sud, Calle de Pablo Gargallo, Barcelona, 17140)</text:p>
      <text:p text:style-name="P3"/>
      <text:p text:style-name="P3">4:50 (lunes) - 7:38 (2 h 48 min)&amp;&amp; Entre 55 min y 1 h 15 min (67,5 km)(FME, Campus Diagonal Sud, Calle de Pablo Gargallo, Barcelona, 8551)</text:p>
      <text:p text:style-name="P3"/>
      <text:p text:style-name="P3">18:48 (domingo) - 7:22 (lunes) (12 h 34 min&amp;&amp; Entre 5 h y 6 h 30 min (557 km)(FME, Campus Diagonal Sud, Calle de Pablo Gargallo, Barcelona, 20400)</text:p>
      <text:p text:style-name="P3"/>
      <text:p text:style-name="P3">5:30 (lunes) - 7:12 (1 h 42 min)&amp;&amp; 26-40 min (23,4 km)</text:p>
      <text:p text:style-name="P3">por B-20(FME, Campus Diagonal Sud, Calle de Pablo Gargallo, Barcelona, 8391)</text:p>
      <text:p text:style-name="P3"/>
      <text:p text:style-name="P3">5:56 (lunes) - 7:50 (1 h 54 min)&amp;&amp; 28-55 min (26,8 km)</text:p>
      <text:p text:style-name="P3">por C-16(FME, Campus Diagonal Sud, Calle de Pablo Gargallo, Barcelona, 8221)</text:p>
      <text:p text:style-name="P3"/>
      <text:p text:style-name="P3">4:30 (lunes) - 7:41 (3 h 11 min)&amp;&amp; 35-50 min (30,6 km)</text:p>
      <text:p text:style-name="P3">por B-20(FME, Campus Diagonal Sud, Calle de Pablo Gargallo, Barcelona, 8329)</text:p>
      <text:p text:style-name="P3"/>
      <text:p text:style-name="P3"><text:s/>30-45 min (34,3 km)</text:p>
      <text:p text:style-name="P3">por C-32&amp;&amp; 30-45 min (34,3 km)</text:p>
      <text:p text:style-name="P3">por C-32(FME, Campus Diagonal Sud, Calle de Pablo Gargallo, Barcelona, 8870)</text:p>
      <text:p text:style-name="P3"/>
      <text:p text:style-name="P3"><text:s/>Entre 1 h 5 min y 1 h 30 min (107 km)&amp;&amp; Entre 1 h 5 min y 1 h 30 min (107 km)(FME, Campus Diagonal Sud, Calle de Pablo Gargallo, Barcelona, 76133)</text:p>
      <text:p text:style-name="P3"/>
      <text:p text:style-name="P3"><text:s/>Entre 1 h 5 min y 1 h 30 min (107 km)&amp;&amp; Entre 1 h 5 min y 1 h 30 min (107 km)(FME, Campus Diagonal Sud, Calle de Pablo Gargallo, Barcelona, 43424)</text:p>
      <text:p text:style-name="P3"/>
      <text:p text:style-name="P3"><text:s/>Entre 1 h y 1 h 20 min (79,5 km)&amp;&amp; Entre 1 h y 1 h 20 min (79,5 km)(FME, Campus Diagonal Sud, Calle de Pablo Gargallo, Barcelona, 8251)</text:p>
      <text:p text:style-name="P3"/>
      <text:p text:style-name="P3">2:10 (lunes) - 4:28 (2 h 18 min)&amp;&amp; Entre 45 min y 1 h (58,8 km)(FME, Campus Diagonal Sud, Calle de Pablo Gargallo, Barcelona, 8460)</text:p>
      <text:p text:style-name="P3"/>
      <text:p text:style-name="P3">5:50 (lunes) - 7:41 (1 h 51 min)&amp;&amp; 22-35 min (16,6 km)</text:p>
      <text:p text:style-name="P3">por B-20(FME, Campus Diagonal Sud, Calle de Pablo Gargallo, Barcelona, 8921)</text:p>
      <text:p text:style-name="P3"/>
      <text:p text:style-name="P3">4:30 (lunes) - 6:39 (2 h 9 min)&amp;&amp; 40-55 min (50,2 km)</text:p>
      <text:p text:style-name="P3">por B-20 y C-32(FME, Campus Diagonal Sud, Calle de Pablo Gargallo, Barcelona, 8394)</text:p>
      <text:p text:style-name="P2"/>
      <text:p text:style-name="P2">4:10 (lunes) - 7:09 (2 h 59 min)&amp;&amp; Entre 45 min y 1 h (58,2 km)(FME, Campus Diagonal Sud, Calle de Pablo Gargallo, Barcelona, 8253)</text:p>
      <text:p text:style-name="P1"/>
      <text:p text:style-name="P1"/>
      <text:p text:style-name="P1">4:30 (lunes) - 6:46 (2 h 16 min)&amp;&amp; Entre 40 min y 1 h (58,0 km)(FME, Campus Diagonal Sud, Calle de Pablo Gargallo, Barcelona, 8395)</text:p>
      <text:p text:style-name="P1"/>
      <text:p text:style-name="P1">6:22 (lunes) - 7:54 (1 h 32 min)&amp;&amp; 26-40 min (37,0 km)</text:p>
      <text:p text:style-name="P1"><text:soft-page-break/>por C-32(FME, Campus Diagonal Sud, Calle de Pablo Gargallo, Barcelona, 8810)</text:p>
      <text:p text:style-name="P1"/>
      <text:p text:style-name="P1">7:20 (lunes) - 7:51 (31 min)&amp;&amp; 9-16 min (5,8 km)</text:p>
      <text:p text:style-name="P1">por B-23(FME, Campus Diagonal Sud, Calle de Pablo Gargallo, Barcelona, 8960)</text:p>
      <text:p text:style-name="P1"/>
      <text:p text:style-name="P1">7:28 (lunes) - 7:55 (27 min)&amp;&amp; 12-22 min (9,4 km)</text:p>
      <text:p text:style-name="P1">por B-23(FME, Campus Diagonal Sud, Calle de Pablo Gargallo, Barcelona, 8970)</text:p>
      <text:p text:style-name="P1"/>
      <text:p text:style-name="P1">4:30 (lunes) - 7:18 (2 h 48 min)&amp;&amp; Entre 45 min y 1 h (66,3 km)(FME, Campus Diagonal Sud, Calle de Pablo Gargallo, Barcelona, 8272)</text:p>
      <text:p text:style-name="P1"/>
      <text:p text:style-name="P1">5:30 (lunes) - 7:41 (2 h 11 min)&amp;&amp; 35-55 min (30,5 km)</text:p>
      <text:p text:style-name="P1">por B-20(FME, Campus Diagonal Sud, Calle de Pablo Gargallo, Barcelona, 8105)</text:p>
      <text:p text:style-name="P1"/>
      <text:p text:style-name="P1">6:40 (lunes) - 7:46 (1 h 6 min)&amp;&amp; 18-24 min (13,6 km)</text:p>
      <text:p text:style-name="P1">por B-23(FME, Campus Diagonal Sud, Calle de Pablo Gargallo, Barcelona, 8980)</text:p>
      <text:p text:style-name="P1"/>
      <text:p text:style-name="P1">5:56 (lunes) - 7:47 (1 h 51 min)&amp;&amp; 20-40 min (15,2 km)</text:p>
      <text:p text:style-name="P1">por C-16(FME, Campus Diagonal Sud, Calle de Pablo Gargallo, Barcelona, 8172)</text:p>
      <text:p text:style-name="P1"/>
      <text:p text:style-name="P1"><text:s/>Entre 1 h y 1 h 15 min (64,0 km)&amp;&amp; Entre 1 h y 1 h 15 min (64,0 km)(FME, Campus Diagonal Sud, Calle de Pablo Gargallo, Barcelona, 8470)</text:p>
      <text:p text:style-name="P1"/>
      <text:p text:style-name="P1">7:20 (lunes) - 7:57 (37 min)&amp;&amp; 14-22 min (11,6 km)</text:p>
      <text:p text:style-name="P1">por B-20(FME, Campus Diagonal Sud, Calle de Pablo Gargallo, Barcelona, 8830)</text:p>
      <text:p text:style-name="P1"/>
      <text:p text:style-name="P1">2:10 (lunes) - 6:58 (4 h 48 min)&amp;&amp; Entre 50 min y 1 h 5 min (52,8 km)(FME, Campus Diagonal Sud, Calle de Pablo Gargallo, Barcelona, 8459)</text:p>
      <text:p text:style-name="P1"/>
      <text:p text:style-name="P1">5:48 (lunes) - 7:45 (1 h 57 min)&amp;&amp; 30-55 min (37,1 km)</text:p>
      <text:p text:style-name="P1">por B-23 y AP-7(FME, Campus Diagonal Sud, Calle de Pablo Gargallo, Barcelona, 8203)</text:p>
      <text:p text:style-name="P1"/>
      <text:p text:style-name="P1">5:56 (lunes) - 7:58 (2 h 2 min)&amp;&amp; 26-45 min (24,7 km)</text:p>
      <text:p text:style-name="P1">por B-23(FME, Campus Diagonal Sud, Calle de Pablo Gargallo, Barcelona, 8191)</text:p>
      <text:p text:style-name="P1"/>
      <text:p text:style-name="P1">5:30 (lunes) - 7:33 (2 h 3 min)&amp;&amp; 28-45 min (23,6 km)</text:p>
      <text:p text:style-name="P1">por B-20(FME, Campus Diagonal Sud, Calle de Pablo Gargallo, Barcelona, 8291)</text:p>
      <text:p text:style-name="P1"/>
      <text:p text:style-name="P1"><text:s/>Entre 1 h 40 min y 2 h 10 min (133 km)&amp;&amp; Entre 1 h 40 min y 2 h 10 min (133 km)(FME, Campus Diagonal Sud, Calle de Pablo Gargallo, Barcelona, 17534)</text:p>
      <text:p text:style-name="P1"/>
      <text:p text:style-name="P1"><text:s/>Entre 55 min y 1 h 10 min (84,5 km)&amp;&amp; Entre 55 min y 1 h 10 min (84,5 km)(FME, Campus Diagonal Sud, Calle de Pablo Gargallo, Barcelona, 25213)</text:p>
      <text:p text:style-name="P1"/>
      <text:p text:style-name="P1">20:12 (domingo) - 0:36 (lunes) (4 h 24 min)&amp;&amp;Entre 1 h 5 min y 1 h 25 min (94,6 km(FME, Campus Diagonal Sud, Calle de Pablo Gargallo, Barcelona, 8692)</text:p>
      <text:p text:style-name="P1"/>
      <text:p text:style-name="P1">4:30 (lunes) - 6:48 (2 h 18 min)&amp;&amp; Entre 50 min y 1 h 5 min (65,5 km)(FME, Campus Diagonal Sud, Calle de Pablo Gargallo, Barcelona, 8397)</text:p>
      <text:p text:style-name="P1"/>
      <text:p text:style-name="P1">5:50 (lunes) - 7:46 (1 h 56 min)&amp;&amp;5:50 (lunes) - 7:46 (1 h 56 min)(FME, Campus Diagonal Sud, Calle de Pablo Gargallo, Barcelona, 17133)</text:p>
      <text:p text:style-name="P1"><text:soft-page-break/></text:p>
      <text:p text:style-name="P1">5:50 (lunes) - 7:46 (1 h 56 min)&amp;&amp; 30-45 min (30,4 km)</text:p>
      <text:p text:style-name="P1">por B-20(FME, Campus Diagonal Sud, Calle de Pablo Gargallo, Barcelona, 8150)</text:p>
      <text:p text:style-name="P1"/>
      <text:p text:style-name="P1">20:13 (domingo) - 7:11 (lunes) (10 h 58 min&amp;&amp;Entre 4 h 10 min y 5 h 30 min (475 km(FME, Campus Diagonal Sud, Calle de Pablo Gargallo, Barcelona, 31008)</text:p>
      <text:p text:style-name="P1"/>
      <text:p text:style-name="P1"><text:s/>Entre 1 h 25 min y 1 h 50 min (119 km)&amp;&amp; Entre 1 h 25 min y 1 h 50 min (119 km)(FME, Campus Diagonal Sud, Calle de Pablo Gargallo, Barcelona, 7009)</text:p>
      <text:p text:style-name="P1"/>
      <text:p text:style-name="P1"><text:s/>Entre 1 h 25 min y 1 h 50 min (119 km)&amp;&amp; Entre 1 h 25 min y 1 h 50 min (119 km)(FME, Campus Diagonal Sud, Calle de Pablo Gargallo, Barcelona, 3430)</text:p>
      <text:p text:style-name="P1"/>
      <text:p text:style-name="P1"><text:s/>Entre 1 h 25 min y 1 h 50 min (119 km)&amp;&amp; Entre 1 h 25 min y 1 h 50 min (119 km)(FME, Campus Diagonal Sud, Calle de Pablo Gargallo, Barcelona, 17800)</text:p>
      <text:p text:style-name="P1"/>
      <text:p text:style-name="P1">Entre 3 h 50 min y 5 h 10 min (437 km&amp;&amp;Entre 3 h 50 min y 5 h 10 min (437 km(FME, Campus Diagonal Sud, Calle de Pablo Gargallo, Barcelona, 46780)</text:p>
      <text:p text:style-name="P1"/>
      <text:p text:style-name="P1">6:00 (lunes) - 7:57 (1 h 57 min)&amp;&amp; 35-45 min (35,2 km)</text:p>
      <text:p text:style-name="P1">por A-2(FME, Campus Diagonal Sud, Calle de Pablo Gargallo, Barcelona, 8640)</text:p>
      <text:p text:style-name="P1"/>
      <text:p text:style-name="P1"><text:s/>35-50 min (52,0 km)</text:p>
      <text:p text:style-name="P1">por B-23 y AP-7&amp;&amp; 35-50 min (52,0 km)</text:p>
      <text:p text:style-name="P1">por B-23 y AP-7(FME, Campus Diagonal Sud, Calle de Pablo Gargallo, Barcelona, 8734)</text:p>
      <text:p text:style-name="P1"/>
      <text:p text:style-name="P1">5:50 (lunes) - 7:51 (2 h 1 min)&amp;&amp; 26-45 min (20,7 km)</text:p>
      <text:p text:style-name="P1">por B-20(FME, Campus Diagonal Sud, Calle de Pablo Gargallo, Barcelona, 8110)</text:p>
      <text:p text:style-name="P1"/>
      <text:p text:style-name="P1">5:50 (lunes) - 7:54 (2 h 4 min)&amp;&amp; 35-50 min (39,3 km)</text:p>
      <text:p text:style-name="P1">por B-23 y AP-7(FME, Campus Diagonal Sud, Calle de Pablo Gargallo, Barcelona, 8100)</text:p>
      <text:p text:style-name="P1"/>
      <text:p text:style-name="P1">6:25 (lunes) - 7:52 (1 h 27 min)&amp;&amp; 22-30 min (15,3 km)</text:p>
      <text:p text:style-name="P1">por B-23(FME, Campus Diagonal Sud, Calle de Pablo Gargallo, Barcelona, 8750)</text:p>
      <text:p text:style-name="P1"/>
      <text:p text:style-name="P1">5:48 (lunes) - 7:39 (1 h 51 min)&amp;&amp; 30-50 min (38,4 km)</text:p>
      <text:p text:style-name="P1">por B-20 y C-32(FME, Campus Diagonal Sud, Calle de Pablo Gargallo, Barcelona, 8302)</text:p>
      <text:p text:style-name="P1"/>
      <text:p text:style-name="P1">5:30 (lunes) - 7:12 (1 h 42 min)&amp;&amp; 28-45 min (28,7 km)</text:p>
      <text:p text:style-name="P1">por B-20(FME, Campus Diagonal Sud, Calle de Pablo Gargallo, Barcelona, 8107)</text:p>
      <text:p text:style-name="P1"/>
      <text:p text:style-name="P1">4:39 (lunes) - 7:05 (2 h 26 min)&amp;&amp; Entre 50 min y 1 h 5 min (67,9 km)(FME, Campus Diagonal Sud, Calle de Pablo Gargallo, Barcelona, 8242)</text:p>
      <text:p text:style-name="P1"/>
      <text:p text:style-name="P1">4:30 (lunes) - 7:12 (2 h 42 min)&amp;&amp; Entre 55 min y 1 h 10 min (75,6 km)(FME, Campus Diagonal Sud, Calle de Pablo Gargallo, Barcelona, 8380)</text:p>
      <text:p text:style-name="P1"/>
      <text:p text:style-name="P1">21:13 (domingo) - 0:02 (lunes) (2 h 49 min)&amp;&amp; Entre 1 h y 1 h 25 min (93,8 km)(FME, Campus Diagonal Sud, Calle de Pablo Gargallo, Barcelona, 17310)</text:p>
      <text:p text:style-name="P1"/>
      <text:p text:style-name="P1">5:34 (lunes) - 7:44 (2 h 10 min)&amp;&amp; 35-55 min (34,7 km)</text:p>
      <text:p text:style-name="P1">por B-20 y C-33(FME, Campus Diagonal Sud, Calle de Pablo Gargallo, Barcelona, 8185)</text:p>
      <text:p text:style-name="P1"><text:soft-page-break/></text:p>
      <text:p text:style-name="P1"><text:s/>Entre 1 h 25 min y 2 h (148 km)&amp;&amp; Entre 1 h 25 min y 2 h (148 km)(FME, Campus Diagonal Sud, Calle de Pablo Gargallo, Barcelona, 25001)</text:p>
      <text:p text:style-name="P1"/>
      <text:p text:style-name="P1">14:45 (domingo) - 7:33 (lunes) (16 h 48 min&amp;&amp; Entre 5 h 30 min y 7 h (615 km)(FME, Campus Diagonal Sud, Calle de Pablo Gargallo, Barcelona, 48111)</text:p>
      <text:p text:style-name="P1"/>
      <text:p text:style-name="P1">5:50 (lunes) - 7:12 (1 h 22 min)&amp;&amp; 22-35 min (17,9 km)</text:p>
      <text:p text:style-name="P1">por B-20(FME, Campus Diagonal Sud, Calle de Pablo Gargallo, Barcelona, 8789)</text:p>
      <text:p text:style-name="P1"/>
      <text:p text:style-name="P1">4:30 (lunes) - 7:55 (3 h 25 min)&amp;&amp; Entre 40 min y 1 h (48,1 km)(FME, Campus Diagonal Sud, Calle de Pablo Gargallo, Barcelona, 8530)</text:p>
      <text:p text:style-name="P1"/>
      <text:p text:style-name="P1">18:48 (domingo) - 6:56 (lunes) (12 h 8 min)&amp;&amp; Entre 1 h 15 min y 1 h 40 min (119 km)(FME, Campus Diagonal Sud, Calle de Pablo Gargallo, Barcelona, 25332)</text:p>
      <text:p text:style-name="P1"/>
      <text:p text:style-name="P1">5:02 (lunes) - 7:29 (2 h 27 min)&amp;&amp;5:02 (lunes) - 7:29 (2 h 27 min)(FME, Campus Diagonal Sud, Calle de Pablo Gargallo, Barcelona, 17143)</text:p>
      <text:p text:style-name="P1"/>
      <text:p text:style-name="P1">5:02 (lunes) - 7:29 (2 h 27 min)&amp;&amp; 40-55 min (58,5 km)</text:p>
      <text:p text:style-name="P1">por A-2(FME, Campus Diagonal Sud, Calle de Pablo Gargallo, Barcelona, 8700)</text:p>
      <text:p text:style-name="P1"/>
      <text:p text:style-name="P1"><text:s/>30-45 min (39,8 km)</text:p>
      <text:p text:style-name="P1">por A-2&amp;&amp; 30-45 min (39,8 km)</text:p>
      <text:p text:style-name="P1">por A-2(FME, Campus Diagonal Sud, Calle de Pablo Gargallo, Barcelona, 8781)</text:p>
      <text:p text:style-name="P1"/>
      <text:p text:style-name="P1">7:36 (lunes) - 7:58 (22 min)&amp;&amp; 10-22 min (4,0 km)</text:p>
      <text:p text:style-name="P1">por Avinguda d'Isab(FME, Campus Diagonal Sud, Calle de Pablo Gargallo, Barcelona, 8901)</text:p>
      <text:p text:style-name="P1"/>
      <text:p text:style-name="P1">5:50 (lunes) - 7:58 (2 h 8 min)&amp;&amp; 40-55 min (37,1 km)</text:p>
      <text:p text:style-name="P1">por B-20 y C-33(FME, Campus Diagonal Sud, Calle de Pablo Gargallo, Barcelona, 8401)</text:p>
      <text:p text:style-name="P1"/>
      <text:p text:style-name="P1">5:50 (lunes) - 7:44 (1 h 54 min)&amp;&amp; Entre 1 h 10 min y 1 h 40 min (108 km)(FME, Campus Diagonal Sud, Calle de Pablo Gargallo, Barcelona, 17001)</text:p>
      <text:p text:style-name="P1"/>
      <text:p text:style-name="P1"><text:s/>Entre 1 h 40 min y 2 h 10 min (157 km)&amp;&amp; Entre 1 h 40 min y 2 h 10 min (157 km)(FME, Campus Diagonal Sud, Calle de Pablo Gargallo, Barcelona, 17780)</text:p>
      <text:p text:style-name="P1"/>
      <text:p text:style-name="P1">5:34 (lunes) - 7:32 (1 h 58 min)&amp;&amp; Entre 40 min y 1 h (45,9 km)(FME, Campus Diagonal Sud, Calle de Pablo Gargallo, Barcelona, 8520)</text:p>
      <text:p text:style-name="P1"/>
      <text:p text:style-name="P1"><text:s/>40-55 min (59,3 km)</text:p>
      <text:p text:style-name="P1">por B-23 y AP-7&amp;&amp; 40-55 min (59,3 km)</text:p>
      <text:p text:style-name="P1">por B-23 y AP-7(FME, Campus Diagonal Sud, Calle de Pablo Gargallo, Barcelona, 8736)</text:p>
      <text:p text:style-name="P1"/>
      <text:p text:style-name="P1"><text:s/>Entre 1 h 20 min y 1 h 50 min (130 km)&amp;&amp; Entre 1 h 20 min y 1 h 50 min (130 km)(FME, Campus Diagonal Sud, Calle de Pablo Gargallo, Barcelona, 17832)</text:p>
      <text:p text:style-name="P1"/>
      <text:p text:style-name="P1">7:43 (lunes) - 7:59 (16 min)&amp;&amp; 5-10 min (3,1 km)</text:p>
      <text:p text:style-name="P1">por Av. Diagonal(FME, Campus Diagonal Sud, Calle de Pablo Gargallo, Barcelona, 8950)</text:p>
      <text:p text:style-name="P1"/>
      <text:p text:style-name="P1"><text:s/>4:30 (lunes) - 7:30 (3 h)</text:p>
      <text:p text:style-name="P1"><text:soft-page-break/>Camina AutobusN12 AutobusN18 &amp;&amp; 35-45 min (37,7 km)</text:p>
      <text:p text:style-name="P1">por A-2(FME, Campus Diagonal Sud, Calle de Pablo Gargallo, Barcelona, 8292)</text:p>
      <text:p text:style-name="P1"/>
      <text:p text:style-name="P1">6:53 (lunes) - 7:46 (53 min)&amp;&amp; 14-22 min (13,3 km)</text:p>
      <text:p text:style-name="P1">por B-20(FME, Campus Diagonal Sud, Calle de Pablo Gargallo, Barcelona, 8820)</text:p>
      <text:p text:style-name="P1"/>
      <text:p text:style-name="P1">5:50 (lunes) - 7:49 (1 h 59 min)&amp;&amp; 28-45 min (27,2 km)</text:p>
      <text:p text:style-name="P1">por B-20(FME, Campus Diagonal Sud, Calle de Pablo Gargallo, Barcelona, 8320)</text:p>
      <text:p text:style-name="P1"/>
      <text:p text:style-name="P1">7:19 (lunes) - 7:53 (34 min)&amp;&amp; 10-18 min (6,3 km)</text:p>
      <text:p text:style-name="P1">por B-20(FME, Campus Diagonal Sud, Calle de Pablo Gargallo, Barcelona, 8940)</text:p>
      <text:p text:style-name="P1"/>
      <text:p text:style-name="P1"><text:s/>6:46 (lunes) - 7:46 (1 h)</text:p>
      <text:p text:style-name="P1">Camina Autobuse8 Camina&amp;&amp; 22-35 min (22,4 km)</text:p>
      <text:p text:style-name="P1">por BV-2421(FME, Campus Diagonal Sud, Calle de Pablo Gargallo, Barcelona, 8757)</text:p>
      <text:p text:style-name="P1"/>
      <text:p text:style-name="P1">5:50 (lunes) - 7:42 (1 h 52 min)&amp;&amp; 30-45 min (21,5 km)</text:p>
      <text:p text:style-name="P1">por B-20 y BV-1415(FME, Campus Diagonal Sud, Calle de Pablo Gargallo, Barcelona, 8290)</text:p>
      <text:p text:style-name="P1"/>
      <text:p text:style-name="P1">6:29 (lunes) - 7:57 (1 h 28 min)&amp;&amp; 22-30 min (22,5 km)</text:p>
      <text:p text:style-name="P1">por B-20 y C-32(FME, Campus Diagonal Sud, Calle de Pablo Gargallo, Barcelona, 8860)</text:p>
      <text:p text:style-name="P1"/>
      <text:p text:style-name="P1">6:25 (lunes) - 7:57 (1 h 32 min)&amp;&amp; 18-28 min (21,9 km)</text:p>
      <text:p text:style-name="P1">por A-2(FME, Campus Diagonal Sud, Calle de Pablo Gargallo, Barcelona, 8755)</text:p>
      <text:p text:style-name="P1"/>
      <text:p text:style-name="P1">4:39 (lunes) - 7:09 (2 h 30 min)&amp;&amp; 40-55 min (48,3 km)</text:p>
      <text:p text:style-name="P1">por A-2 y C-55(FME, Campus Diagonal Sud, Calle de Pablo Gargallo, Barcelona, 8296)</text:p>
      <text:p text:style-name="P1"/>
      <text:p text:style-name="P1">Entre 1 h 15 min y 1 h 40 min (99,3 km&amp;&amp;Entre 1 h 15 min y 1 h 40 min (99,3 km(FME, Campus Diagonal Sud, Calle de Pablo Gargallo, Barcelona, 8261)</text:p>
      <text:p text:style-name="P1"/>
      <text:p text:style-name="P1"><text:s/>9 h 20 min (271 km)</text:p>
      <text:p text:style-name="P1">por Barcelona - Pal&amp;&amp; 9 h 20 min (271 km)</text:p>
      <text:p text:style-name="P1">por Barcelona - Pal(FME, Campus Diagonal Sud, Calle de Pablo Gargallo, Barcelona, 7181)</text:p>
      <text:p text:style-name="P1"/>
      <text:p text:style-name="P1"><text:s/>Entre 55 min y 1 h 10 min (58,6 km)&amp;&amp; Entre 55 min y 1 h 10 min (58,6 km)(FME, Campus Diagonal Sud, Calle de Pablo Gargallo, Barcelona, 8140)</text:p>
      <text:p text:style-name="P1"/>
      <text:p text:style-name="P1">4:30 (lunes) - 7:14 (2 h 44 min)&amp;&amp; 35-55 min (36,6 km)</text:p>
      <text:p text:style-name="P1">por B-20(FME, Campus Diagonal Sud, Calle de Pablo Gargallo, Barcelona, 8348)</text:p>
      <text:p text:style-name="P1"/>
      <text:p text:style-name="P1">4:10 (lunes) - 7:50 (3 h 40 min)&amp;&amp; Entre 1 h 5 min y 1 h 30 min (108 km)(FME, Campus Diagonal Sud, Calle de Pablo Gargallo, Barcelona, 8600)</text:p>
      <text:p text:style-name="P1"/>
      <text:p text:style-name="P1">20:13 (domingo) - 7:43 (lunes) (11 h 30 min&amp;&amp; Entre 2 h y 2 h 40 min (210 km)(FME, Campus Diagonal Sud, Calle de Pablo Gargallo, Barcelona, 12580)</text:p>
      <text:p text:style-name="P1"/>
      <text:p text:style-name="P1">7:49 (lunes) - 7:59 (10 min)&amp;&amp; 4-10 min (1,8 km)</text:p>
      <text:p text:style-name="P1">por Av. Diagonal(FME, Campus Diagonal Sud, Calle de Pablo Gargallo, Barcelona, 8001)</text:p>
      <text:p text:style-name="P1"/>
      <text:p text:style-name="P1">5:30 (lunes) - 7:54 (2 h 24 min)&amp;&amp; 30-50 min (35,1 km)</text:p>
      <text:p text:style-name="P1">por B-23 y AP-7(FME, Campus Diagonal Sud, Calle de Pablo Gargallo, Barcelona, 8210)</text:p>
      <text:p text:style-name="P1"><text:soft-page-break/></text:p>
      <text:p text:style-name="P1">5:50 (lunes) - 7:37 (1 h 47 min)&amp;&amp; 22-50 min (14,0 km)</text:p>
      <text:p text:style-name="P1">por Av. Diagonal y G(FME, Campus Diagonal Sud, Calle de Pablo Gargallo, Barcelona, 8912)</text:p>
      <text:p text:style-name="P1"/>
      <text:p text:style-name="P1">5:34 (lunes) - 7:36 (2 h 2 min)&amp;&amp; 35-50 min (41,7 km)</text:p>
      <text:p text:style-name="P1">por B-20 y C-32(FME, Campus Diagonal Sud, Calle de Pablo Gargallo, Barcelona, 8310)</text:p>
      <text:p text:style-name="P1"/>
      <text:p text:style-name="P1">4:30 (lunes) - 7:05 (2 h 35 min)&amp;&amp; Entre 45 min y 1 h (53,5 km)(FME, Campus Diagonal Sud, Calle de Pablo Gargallo, Barcelona, 8358)</text:p>
      <text:p text:style-name="P1"/>
      <text:p text:style-name="P1">4:10 (lunes) - 7:12 (3 h 2 min)&amp;&amp; Entre 40 min y 1 h (43,1 km)(FME, Campus Diagonal Sud, Calle de Pablo Gargallo, Barcelona, 8480)</text:p>
      <text:p text:style-name="P1"/>
      <text:p text:style-name="P1">23:10 (domingo) - 8:00 (lunes) (8 h 50 min)&amp;&amp; Entre 4 h 40 min y 6 h 20 min (521 km)(FME, Campus Diagonal Sud, Calle de Pablo Gargallo, Barcelona, Alicante)</text:p>
      <text:p text:style-name="P1"/>
      <text:p text:style-name="P1">4:50 (lunes) - 7:51 (3 h 1 min)&amp;&amp; 30-45 min (28,2 km)</text:p>
      <text:p text:style-name="P1">por B-20(FME, Campus Diagonal Sud, Calle de Pablo Gargallo, Barcelona, 8328)</text:p>
      <text:p text:style-name="P1"/>
      <text:p text:style-name="P1"><text:s/>24 min (1,6 km)</text:p>
      <text:p text:style-name="P1">por C/ de John Maynard Keyne&amp;&amp; 7-14 min (2,6 km)</text:p>
      <text:p text:style-name="P1">por Av. de Pedralbe(FME, Campus Diagonal Sud, Calle de Pablo Gargallo, Barcelona, 8034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1T23:33:34.850548180</meta:creation-date>
    <dc:date>2023-11-12T02:53:30.245694451</dc:date>
    <meta:editing-duration>PT8M12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5" meta:paragraph-count="849" meta:word-count="14657" meta:character-count="80950" meta:non-whitespace-character-count="67022"/>
  </office:meta>
</office:document-meta>
</file>